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adornments="Regular" style:font-family-generic="modern" style:font-pitch="fixed"/>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93cm"/>
    </style:style>
    <style:style style:name="Table1.E" style:family="table-column">
      <style:table-column-properties style:column-width="2.612cm"/>
    </style:style>
    <style:style style:name="Table1.F" style:family="table-column">
      <style:table-column-properties style:column-width="6.98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1pt solid #000000" fo:border-bottom="none"/>
    </style:style>
    <style:style style:name="Table1.B2" style:family="table-cell">
      <style:table-cell-properties fo:padding="0.097cm" fo:border-left="0.05pt solid #000000" fo:border-right="none" fo:border-top="1pt solid #000000" fo:border-bottom="0.05pt solid #000000"/>
    </style:style>
    <style:style style:name="Table1.F2" style:family="table-cell">
      <style:table-cell-properties fo:padding="0.097cm" fo:border-left="0.05pt solid #000000" fo:border-right="0.05pt solid #000000" fo:border-top="1pt solid #000000" fo:border-bottom="0.05pt solid #000000"/>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F39" style:family="table-cell">
      <style:table-cell-properties fo:padding="0.097cm" fo:border-left="0.05pt solid #000000" fo:border-right="1pt solid #000000" fo:border-top="1pt solid #000000"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11pt" fo:font-style="normal" officeooo:rsid="01f98813" officeooo:paragraph-rsid="01facd8b" fo:background-color="transparent" style:font-size-asian="10.5pt" style:font-style-asian="normal" style:font-style-complex="normal"/>
    </style:style>
    <style:style style:name="P2" style:family="paragraph" style:parent-style-name="Text_20_body">
      <style:text-properties style:font-name="Linux Libertine G" fo:font-size="11pt" fo:font-style="normal" officeooo:rsid="0200efa3" officeooo:paragraph-rsid="0200efa3" fo:background-color="transparent" style:font-size-asian="10.5pt" style:font-style-asian="normal" style:font-style-complex="normal"/>
    </style:style>
    <style:style style:name="P3" style:family="paragraph" style:parent-style-name="Text_20_body">
      <style:text-properties style:font-name="Linux Libertine G" fo:font-size="8pt" officeooo:rsid="02033d40" officeooo:paragraph-rsid="02033d40" style:font-size-asian="8pt" style:font-size-complex="8pt"/>
    </style:style>
    <style:style style:name="P4"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5" style:family="paragraph" style:parent-style-name="Text_20_body">
      <style:text-properties style:font-name="Linux Libertine G" fo:font-size="8pt" officeooo:rsid="0205caee" officeooo:paragraph-rsid="0205caee" style:font-size-asian="8pt" style:font-size-complex="8pt"/>
    </style:style>
    <style:style style:name="P6" style:family="paragraph" style:parent-style-name="Text_20_body">
      <style:text-properties officeooo:rsid="01facd8b" officeooo:paragraph-rsid="01facd8b"/>
    </style:style>
    <style:style style:name="P7" style:family="paragraph" style:parent-style-name="Text_20_body">
      <style:text-properties officeooo:rsid="01facd8b" officeooo:paragraph-rsid="01fcc402"/>
    </style:style>
    <style:style style:name="P8" style:family="paragraph" style:parent-style-name="Text_20_body">
      <style:text-properties officeooo:rsid="0200efa3" officeooo:paragraph-rsid="0200efa3"/>
    </style:style>
    <style:style style:name="P9" style:family="paragraph" style:parent-style-name="Text_20_body">
      <style:text-properties officeooo:rsid="02033d40" officeooo:paragraph-rsid="02033d40"/>
    </style:style>
    <style:style style:name="P10" style:family="paragraph" style:parent-style-name="Text_20_body">
      <style:text-properties officeooo:rsid="02033d40" officeooo:paragraph-rsid="020394fb"/>
    </style:style>
    <style:style style:name="P11" style:family="paragraph" style:parent-style-name="Text_20_body">
      <style:text-properties officeooo:rsid="02073bc9" officeooo:paragraph-rsid="02073bc9"/>
    </style:style>
    <style:style style:name="P12" style:family="paragraph" style:parent-style-name="Text_20_body">
      <style:text-properties officeooo:rsid="02073bc9" officeooo:paragraph-rsid="020bb611"/>
    </style:style>
    <style:style style:name="P13" style:family="paragraph" style:parent-style-name="Text_20_body">
      <style:text-properties officeooo:paragraph-rsid="02088cde"/>
    </style:style>
    <style:style style:name="P14" style:family="paragraph" style:parent-style-name="Text_20_body">
      <style:text-properties officeooo:paragraph-rsid="022150b5"/>
    </style:style>
    <style:style style:name="P15" style:family="paragraph" style:parent-style-name="Text_20_body">
      <style:text-properties officeooo:rsid="023169f1" officeooo:paragraph-rsid="023169f1"/>
    </style:style>
    <style:style style:name="P16" style:family="paragraph" style:parent-style-name="Text_20_body">
      <style:text-properties officeooo:paragraph-rsid="023ba391"/>
    </style:style>
    <style:style style:name="P17" style:family="paragraph" style:parent-style-name="Text_20_body">
      <style:text-properties officeooo:rsid="023ba391" officeooo:paragraph-rsid="023ba391"/>
    </style:style>
    <style:style style:name="P18" style:family="paragraph" style:parent-style-name="Text_20_body">
      <style:text-properties officeooo:rsid="023d70e8" officeooo:paragraph-rsid="023d70e8"/>
    </style:style>
    <style:style style:name="P19" style:family="paragraph" style:parent-style-name="Table_20_Contents">
      <style:text-properties style:font-name="Linux Libertine G" fo:font-size="8pt" style:font-size-asian="8pt" style:font-size-complex="8pt"/>
    </style:style>
    <style:style style:name="P20" style:family="paragraph" style:parent-style-name="Table_20_Contents">
      <style:text-properties style:font-name="Linux Libertine G" fo:font-size="8pt" officeooo:rsid="02033d40" officeooo:paragraph-rsid="02033d40" style:font-size-asian="8pt" style:font-size-complex="8pt"/>
    </style:style>
    <style:style style:name="P21" style:family="paragraph" style:parent-style-name="Table_20_Contents">
      <style:paragraph-properties fo:text-align="start" style:justify-single-word="false"/>
      <style:text-properties style:font-name="Linux Libertine G" fo:font-size="8pt" officeooo:rsid="02033d40" officeooo:paragraph-rsid="02033d40" style:font-size-asian="8pt" style:font-size-complex="8pt"/>
    </style:style>
    <style:style style:name="P22" style:family="paragraph" style:parent-style-name="Table_20_Contents">
      <style:paragraph-properties fo:text-align="start" style:justify-single-word="false"/>
      <style:text-properties style:font-name="Linux Libertine G" fo:font-size="8pt" officeooo:rsid="02033d40" officeooo:paragraph-rsid="0205caee" style:font-size-asian="8pt" style:font-size-complex="8pt"/>
    </style:style>
    <style:style style:name="P23" style:family="paragraph" style:parent-style-name="Table_20_Contents">
      <style:paragraph-properties fo:text-align="start" style:justify-single-word="false"/>
      <style:text-properties style:font-name="Linux Libertine G" fo:font-size="8pt" officeooo:rsid="02033d40" officeooo:paragraph-rsid="020a6f8c" style:font-size-asian="8pt" style:font-size-complex="8pt"/>
    </style:style>
    <style:style style:name="P24" style:family="paragraph" style:parent-style-name="Table_20_Contents">
      <style:paragraph-properties fo:text-align="start" style:justify-single-word="false"/>
      <style:text-properties style:font-name="Linux Libertine G" fo:font-size="8pt" officeooo:rsid="02033d40" officeooo:paragraph-rsid="02378f4d" style:font-size-asian="8pt" style:font-size-complex="8pt"/>
    </style:style>
    <style:style style:name="P25" style:family="paragraph" style:parent-style-name="Table_20_Contents">
      <style:text-properties style:font-name="Linux Libertine G" fo:font-size="8pt" officeooo:rsid="02033d40" officeooo:paragraph-rsid="020a6f8c" style:font-size-asian="8pt" style:font-size-complex="8pt"/>
    </style:style>
    <style:style style:name="P26" style:family="paragraph" style:parent-style-name="Table_20_Contents">
      <style:text-properties style:font-name="Linux Libertine G" fo:font-size="8pt" officeooo:rsid="02033d40" officeooo:paragraph-rsid="02378f4d" style:font-size-asian="8pt" style:font-size-complex="8pt"/>
    </style:style>
    <style:style style:name="P27" style:family="paragraph" style:parent-style-name="Table_20_Contents">
      <style:text-properties style:font-name="Linux Libertine G" fo:font-size="8pt" officeooo:rsid="020394fb" officeooo:paragraph-rsid="020394fb" style:font-size-asian="8pt" style:font-size-complex="8pt"/>
    </style:style>
    <style:style style:name="P28" style:family="paragraph" style:parent-style-name="Table_20_Contents">
      <style:text-properties style:font-name="Linux Libertine G" fo:font-size="8pt" officeooo:rsid="02041133" officeooo:paragraph-rsid="02041133" style:font-size-asian="8pt" style:font-size-complex="8pt"/>
    </style:style>
    <style:style style:name="P29" style:family="paragraph" style:parent-style-name="Table_20_Contents">
      <style:paragraph-properties fo:text-align="start" style:justify-single-word="false"/>
      <style:text-properties style:font-name="Linux Libertine G" fo:font-size="8pt" officeooo:rsid="02041133" officeooo:paragraph-rsid="02041133" style:font-size-asian="8pt" style:font-size-complex="8pt"/>
    </style:style>
    <style:style style:name="P30" style:family="paragraph" style:parent-style-name="Table_20_Contents">
      <style:paragraph-properties fo:text-align="start" style:justify-single-word="false"/>
      <style:text-properties style:font-name="Linux Libertine G" fo:font-size="8pt" officeooo:rsid="02041133" officeooo:paragraph-rsid="020a6f8c" style:font-size-asian="8pt" style:font-size-complex="8pt"/>
    </style:style>
    <style:style style:name="P31" style:family="paragraph" style:parent-style-name="Table_20_Contents">
      <style:paragraph-properties fo:text-align="start" style:justify-single-word="false"/>
      <style:text-properties style:font-name="Linux Libertine G" fo:font-size="8pt" officeooo:rsid="02041133" officeooo:paragraph-rsid="020bb611" style:font-size-asian="8pt" style:font-size-complex="8pt"/>
    </style:style>
    <style:style style:name="P32"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33" style:family="paragraph" style:parent-style-name="Table_20_Contents">
      <style:paragraph-properties fo:text-align="start" style:justify-single-word="false"/>
      <style:text-properties style:font-name="Linux Libertine G" fo:font-size="8pt" officeooo:rsid="02041133" officeooo:paragraph-rsid="02378f4d" style:font-size-asian="8pt" style:font-size-complex="8pt"/>
    </style:style>
    <style:style style:name="P34" style:family="paragraph" style:parent-style-name="Table_20_Contents">
      <style:paragraph-properties fo:text-align="start" style:justify-single-word="false"/>
      <style:text-properties style:font-name="Linux Libertine G" fo:font-size="8pt" officeooo:rsid="0205caee" officeooo:paragraph-rsid="0205caee" style:font-size-asian="8pt" style:font-size-complex="8pt"/>
    </style:style>
    <style:style style:name="P35" style:family="paragraph" style:parent-style-name="Table_20_Contents">
      <style:paragraph-properties fo:text-align="start" style:justify-single-word="false"/>
      <style:text-properties style:font-name="Linux Libertine G" fo:font-size="8pt" officeooo:rsid="0205caee" officeooo:paragraph-rsid="02073bc9" style:font-size-asian="8pt" style:font-size-complex="8pt"/>
    </style:style>
    <style:style style:name="P36" style:family="paragraph" style:parent-style-name="Table_20_Contents">
      <style:paragraph-properties fo:text-align="start" style:justify-single-word="false"/>
      <style:text-properties style:font-name="Linux Libertine G" fo:font-size="8pt" officeooo:rsid="0205caee" officeooo:paragraph-rsid="0206ec09" style:font-size-asian="8pt" style:font-size-complex="8pt"/>
    </style:style>
    <style:style style:name="P37" style:family="paragraph" style:parent-style-name="Table_20_Contents">
      <style:paragraph-properties fo:text-align="start" style:justify-single-word="false"/>
      <style:text-properties style:font-name="Linux Libertine G" fo:font-size="8pt" officeooo:rsid="0205caee" officeooo:paragraph-rsid="020a6f8c" style:font-size-asian="8pt" style:font-size-complex="8pt"/>
    </style:style>
    <style:style style:name="P38" style:family="paragraph" style:parent-style-name="Table_20_Contents">
      <style:paragraph-properties fo:text-align="start" style:justify-single-word="false"/>
      <style:text-properties style:font-name="Linux Libertine G" fo:font-size="8pt" officeooo:rsid="0205caee" officeooo:paragraph-rsid="02378f4d" style:font-size-asian="8pt" style:font-size-complex="8pt"/>
    </style:style>
    <style:style style:name="P39" style:family="paragraph" style:parent-style-name="Table_20_Contents">
      <style:paragraph-properties fo:text-align="center" style:justify-single-word="false"/>
      <style:text-properties style:font-name="Linux Libertine G" fo:font-size="8pt" officeooo:rsid="0205caee" officeooo:paragraph-rsid="0205caee" style:font-size-asian="8pt" style:font-size-complex="8pt"/>
    </style:style>
    <style:style style:name="P40" style:family="paragraph" style:parent-style-name="Table_20_Contents">
      <style:paragraph-properties fo:text-align="center" style:justify-single-word="false"/>
      <style:text-properties style:font-name="Linux Libertine G" fo:font-size="8pt" officeooo:rsid="0205caee" officeooo:paragraph-rsid="02073bc9" style:font-size-asian="8pt" style:font-size-complex="8pt"/>
    </style:style>
    <style:style style:name="P41" style:family="paragraph" style:parent-style-name="Table_20_Contents">
      <style:text-properties style:font-name="Linux Libertine G" fo:font-size="8pt" officeooo:rsid="0206ec09" officeooo:paragraph-rsid="0206ec09" style:font-size-asian="8pt" style:font-size-complex="8pt"/>
    </style:style>
    <style:style style:name="P42" style:family="paragraph" style:parent-style-name="Table_20_Contents">
      <style:paragraph-properties fo:text-align="start" style:justify-single-word="false"/>
      <style:text-properties style:font-name="Linux Libertine G" fo:font-size="8pt" officeooo:rsid="0206ec09" officeooo:paragraph-rsid="0206ec09" style:font-size-asian="8pt" style:font-size-complex="8pt"/>
    </style:style>
    <style:style style:name="P43" style:family="paragraph" style:parent-style-name="Table_20_Contents">
      <style:paragraph-properties fo:text-align="start" style:justify-single-word="false"/>
      <style:text-properties style:font-name="Linux Libertine G" fo:font-size="8pt" officeooo:rsid="0206ec09" officeooo:paragraph-rsid="02073bc9" style:font-size-asian="8pt" style:font-size-complex="8pt"/>
    </style:style>
    <style:style style:name="P44" style:family="paragraph" style:parent-style-name="Table_20_Contents">
      <style:text-properties style:font-name="Linux Libertine G" fo:font-size="8pt" officeooo:rsid="02073bc9" officeooo:paragraph-rsid="02073bc9" style:font-size-asian="8pt" style:font-size-complex="8pt"/>
    </style:style>
    <style:style style:name="P45"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46" style:family="paragraph" style:parent-style-name="Table_20_Contents">
      <style:paragraph-properties fo:text-align="start" style:justify-single-word="false"/>
      <style:text-properties style:font-name="Linux Libertine G" fo:font-size="8pt" officeooo:rsid="02073bc9" officeooo:paragraph-rsid="021adb2d" style:font-size-asian="8pt" style:font-size-complex="8pt"/>
    </style:style>
    <style:style style:name="P47" style:family="paragraph" style:parent-style-name="Table_20_Contents">
      <style:paragraph-properties fo:text-align="start" style:justify-single-word="false"/>
      <style:text-properties style:font-name="Linux Libertine G" fo:font-size="8pt" officeooo:rsid="02073bc9" officeooo:paragraph-rsid="021f72f5" style:font-size-asian="8pt" style:font-size-complex="8pt"/>
    </style:style>
    <style:style style:name="P48" style:family="paragraph" style:parent-style-name="Table_20_Contents">
      <style:text-properties style:font-name="Linux Libertine G" fo:font-size="8pt" officeooo:rsid="02073bc9" officeooo:paragraph-rsid="020a6f8c" style:font-size-asian="8pt" style:font-size-complex="8pt"/>
    </style:style>
    <style:style style:name="P49" style:family="paragraph" style:parent-style-name="Table_20_Contents">
      <style:text-properties style:font-name="Linux Libertine G" fo:font-size="8pt" officeooo:rsid="02088cde" officeooo:paragraph-rsid="02088cde" style:font-size-asian="8pt" style:font-size-complex="8pt"/>
    </style:style>
    <style:style style:name="P50"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51"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52" style:family="paragraph" style:parent-style-name="Table_20_Contents">
      <style:text-properties style:font-name="Linux Libertine G" fo:font-size="8pt" officeooo:rsid="020a66c6" officeooo:paragraph-rsid="020a66c6" style:font-size-asian="8pt" style:font-size-complex="8pt"/>
    </style:style>
    <style:style style:name="P53"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54" style:family="paragraph" style:parent-style-name="Table_20_Contents">
      <style:text-properties style:font-name="Linux Libertine G" fo:font-size="8pt" officeooo:rsid="020a6f8c" officeooo:paragraph-rsid="020a6f8c" style:font-size-asian="8pt" style:font-size-complex="8pt"/>
    </style:style>
    <style:style style:name="P55" style:family="paragraph" style:parent-style-name="Table_20_Contents">
      <style:text-properties style:font-name="Linux Libertine G" fo:font-size="8pt" officeooo:rsid="020a6f8c" officeooo:paragraph-rsid="020ee91f" style:font-size-asian="8pt" style:font-size-complex="8pt"/>
    </style:style>
    <style:style style:name="P56"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57" style:family="paragraph" style:parent-style-name="Table_20_Contents">
      <style:text-properties style:font-name="Linux Libertine G" fo:font-size="8pt" officeooo:rsid="020ee91f" officeooo:paragraph-rsid="020ee91f" style:font-size-asian="8pt" style:font-size-complex="8pt"/>
    </style:style>
    <style:style style:name="P58"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59"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60" style:family="paragraph" style:parent-style-name="Table_20_Contents">
      <style:paragraph-properties fo:text-align="start" style:justify-single-word="false"/>
      <style:text-properties style:font-name="Linux Libertine G" fo:font-size="8pt" officeooo:rsid="02112a5f" officeooo:paragraph-rsid="02112a5f" style:font-size-asian="8pt" style:font-size-complex="8pt"/>
    </style:style>
    <style:style style:name="P61"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62" style:family="paragraph" style:parent-style-name="Table_20_Contents">
      <style:text-properties style:font-name="Linux Libertine G" fo:font-size="8pt" officeooo:rsid="02158889" officeooo:paragraph-rsid="02158889" style:font-size-asian="8pt" style:font-size-complex="8pt"/>
    </style:style>
    <style:style style:name="P63"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64" style:family="paragraph" style:parent-style-name="Table_20_Contents">
      <style:paragraph-properties fo:text-align="start" style:justify-single-word="false"/>
      <style:text-properties style:font-name="Linux Libertine G" fo:font-size="8pt" officeooo:rsid="021e52f0" officeooo:paragraph-rsid="021f72f5" style:font-size-asian="8pt" style:font-size-complex="8pt"/>
    </style:style>
    <style:style style:name="P65" style:family="paragraph" style:parent-style-name="Table_20_Contents">
      <style:text-properties style:font-name="Linux Libertine G" fo:font-size="8pt" officeooo:rsid="023ba391" officeooo:paragraph-rsid="023ba391" style:font-size-asian="8pt" style:font-size-complex="8pt"/>
    </style:style>
    <style:style style:name="P66"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67" style:family="paragraph" style:parent-style-name="Table_20_Contents">
      <style:text-properties style:font-name="Linux Libertine G" fo:font-size="8pt" officeooo:rsid="023c66ed" officeooo:paragraph-rsid="024a360c" style:font-size-asian="8pt" style:font-size-complex="8pt"/>
    </style:style>
    <style:style style:name="P68"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69"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70" style:family="paragraph" style:parent-style-name="Table_20_Contents">
      <style:paragraph-properties fo:text-align="start" style:justify-single-word="false"/>
      <style:text-properties style:font-name="Linux Libertine G" fo:font-size="8pt" officeooo:rsid="020bb611" officeooo:paragraph-rsid="020bb611" fo:background-color="transparent" style:font-size-asian="8pt" style:font-size-complex="8pt"/>
    </style:style>
    <style:style style:name="P71"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72"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73"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74"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75"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76" style:family="paragraph" style:parent-style-name="Table_20_Contents">
      <style:paragraph-properties fo:text-align="start" style:justify-single-word="false"/>
      <style:text-properties style:font-name="Linux Libertine G" fo:font-size="8pt" fo:font-weight="bold" officeooo:rsid="0206ec09" officeooo:paragraph-rsid="020a6f8c" style:font-size-asian="8pt" style:font-weight-asian="bold" style:font-size-complex="8pt" style:font-weight-complex="bold"/>
    </style:style>
    <style:style style:name="P77"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78"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79" style:family="paragraph" style:parent-style-name="Table_20_Contents">
      <style:text-properties style:font-name="Linux Libertine G" fo:font-size="8pt" fo:font-weight="bold" officeooo:rsid="02073bc9" officeooo:paragraph-rsid="02073bc9" style:font-size-asian="8pt" style:font-weight-asian="bold" style:font-size-complex="8pt" style:font-weight-complex="bold"/>
    </style:style>
    <style:style style:name="P80"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81" style:family="paragraph" style:parent-style-name="Table_20_Contents">
      <style:text-properties style:font-name="Linux Libertine G" fo:font-size="8pt" fo:font-weight="bold" officeooo:rsid="02033d40" officeooo:paragraph-rsid="02033d40" style:font-size-asian="8pt" style:font-weight-asian="bold" style:font-size-complex="8pt" style:font-weight-complex="bold"/>
    </style:style>
    <style:style style:name="P82"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83"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84"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85"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86" style:family="paragraph" style:parent-style-name="Table_20_Contents">
      <style:paragraph-properties fo:text-align="start" style:justify-single-word="false"/>
      <style:text-properties style:font-name="Linux Libertine G" fo:font-size="8pt" officeooo:rsid="02378f4d" officeooo:paragraph-rsid="02386b16" fo:background-color="#ffff00" style:font-size-asian="8pt" style:font-size-complex="8pt"/>
    </style:style>
    <style:style style:name="P87" style:family="paragraph" style:parent-style-name="Table_20_Contents">
      <style:text-properties style:font-name="Linux Libertine G" fo:font-size="8pt" officeooo:rsid="023ba391" officeooo:paragraph-rsid="023ba391" fo:background-color="#ffff00" style:font-size-asian="8pt" style:font-size-complex="8pt"/>
    </style:style>
    <style:style style:name="P88"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89" style:family="paragraph" style:parent-style-name="Table_20_Contents">
      <style:paragraph-properties fo:text-align="start" style:justify-single-word="false"/>
      <style:text-properties fo:color="#0000ff" style:font-name="Linux Libertine G" fo:font-size="8pt" officeooo:rsid="02041133" officeooo:paragraph-rsid="024efae8" style:font-size-asian="8pt" style:font-size-complex="8pt"/>
    </style:style>
    <style:style style:name="P90" style:family="paragraph" style:parent-style-name="Table_20_Contents">
      <style:paragraph-properties fo:text-align="start" style:justify-single-word="false"/>
      <style:text-properties fo:color="#0000ff" style:font-name="Linux Libertine G" fo:font-size="8pt" officeooo:rsid="02033d40" officeooo:paragraph-rsid="02033d40" style:font-size-asian="8pt" style:font-size-complex="8pt"/>
    </style:style>
    <style:style style:name="P91" style:family="paragraph" style:parent-style-name="Table_20_Contents">
      <style:text-properties fo:color="#0000ff" style:font-name="Linux Libertine G" fo:font-size="8pt" officeooo:rsid="02033d40" officeooo:paragraph-rsid="020a6f8c" style:font-size-asian="8pt" style:font-size-complex="8pt"/>
    </style:style>
    <style:style style:name="P92" style:family="paragraph" style:parent-style-name="Table_20_Contents">
      <style:text-properties fo:color="#0000ff" style:font-name="Linux Libertine G" fo:font-size="8pt" officeooo:rsid="020394fb" officeooo:paragraph-rsid="020394fb" style:font-size-asian="8pt" style:font-size-complex="8pt"/>
    </style:style>
    <style:style style:name="P93"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94" style:family="paragraph" style:parent-style-name="Table_20_Contents">
      <style:paragraph-properties fo:text-align="start" style:justify-single-word="false"/>
      <style:text-properties fo:color="#0000ff" style:font-name="Linux Libertine G" fo:font-size="8pt" officeooo:rsid="0205caee" officeooo:paragraph-rsid="02073bc9" style:font-size-asian="8pt" style:font-size-complex="8pt"/>
    </style:style>
    <style:style style:name="P95"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96" style:family="paragraph" style:parent-style-name="Table_20_Contents">
      <style:text-properties fo:color="#0000ff" style:font-name="Linux Libertine G" fo:font-size="8pt" officeooo:rsid="02073bc9" officeooo:paragraph-rsid="020a6f8c" style:font-size-asian="8pt" style:font-size-complex="8pt"/>
    </style:style>
    <style:style style:name="P97" style:family="paragraph" style:parent-style-name="Table_20_Contents">
      <style:paragraph-properties fo:text-align="start" style:justify-single-word="false"/>
      <style:text-properties fo:color="#0000ff" style:font-name="Linux Libertine G" fo:font-size="8pt" officeooo:rsid="02073bc9" officeooo:paragraph-rsid="02073bc9" style:font-size-asian="8pt" style:font-size-complex="8pt"/>
    </style:style>
    <style:style style:name="P98"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99" style:family="paragraph" style:parent-style-name="Table_20_Contents">
      <style:paragraph-properties fo:text-align="start" style:justify-single-word="false"/>
      <style:text-properties fo:color="#0000ff" style:font-name="Linux Libertine G" fo:font-size="8pt" officeooo:rsid="02088cde" officeooo:paragraph-rsid="02088cde" style:font-size-asian="8pt" style:font-size-complex="8pt"/>
    </style:style>
    <style:style style:name="P100"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01" style:family="paragraph" style:parent-style-name="Table_20_Contents">
      <style:text-properties fo:color="#0000ff" style:font-name="Linux Libertine G" fo:font-size="8pt" officeooo:rsid="02158889" officeooo:paragraph-rsid="02158889" style:font-size-asian="8pt" style:font-size-complex="8pt"/>
    </style:style>
    <style:style style:name="P102"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03" style:family="paragraph" style:parent-style-name="Table_20_Contents">
      <style:paragraph-properties fo:text-align="start" style:justify-single-word="false"/>
      <style:text-properties fo:color="#0000ff" style:font-name="Linux Libertine G" fo:font-size="8pt" officeooo:rsid="02158889" officeooo:paragraph-rsid="0219a9f0" style:font-size-asian="8pt" style:font-size-complex="8pt"/>
    </style:style>
    <style:style style:name="P104"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05" style:family="paragraph" style:parent-style-name="Table_20_Contents">
      <style:paragraph-properties fo:text-align="start" style:justify-single-word="false"/>
      <style:text-properties fo:color="#0000ff" style:font-name="Linux Libertine G" fo:font-size="8pt" officeooo:rsid="02041133" officeooo:paragraph-rsid="020bb611" fo:background-color="#ffff00" style:font-size-asian="8pt" style:font-size-complex="8pt"/>
    </style:style>
    <style:style style:name="P106" style:family="paragraph" style:parent-style-name="Table_20_Contents">
      <style:paragraph-properties fo:text-align="start" style:justify-single-word="false"/>
      <style:text-properties fo:color="#0000ff" style:font-name="Linux Libertine G" fo:font-size="8pt" officeooo:rsid="02088cde" officeooo:paragraph-rsid="023169f1" fo:background-color="#ffff00" style:font-size-asian="8pt" style:font-size-complex="8pt"/>
    </style:style>
    <style:style style:name="P107" style:family="paragraph" style:parent-style-name="Table_20_Contents">
      <style:paragraph-properties fo:text-align="start" style:justify-single-word="false"/>
      <style:text-properties fo:color="#0000ff" style:font-name="Linux Libertine G" fo:font-size="8pt" officeooo:rsid="02088cde" officeooo:paragraph-rsid="020f678c" fo:background-color="#ffff00" style:font-size-asian="8pt" style:font-size-complex="8pt"/>
    </style:style>
    <style:style style:name="P108" style:family="paragraph" style:parent-style-name="Table_20_Contents">
      <style:paragraph-properties fo:text-align="start" style:justify-single-word="false"/>
      <style:text-properties fo:color="#0000ff" style:font-name="Linux Libertine G" fo:font-size="8pt" officeooo:rsid="02088cde" officeooo:paragraph-rsid="02112a5f" fo:background-color="#ffff00" style:font-size-asian="8pt" style:font-size-complex="8pt"/>
    </style:style>
    <style:style style:name="P109" style:family="paragraph" style:parent-style-name="Table_20_Contents">
      <style:paragraph-properties fo:text-align="start" style:justify-single-word="false"/>
      <style:text-properties fo:color="#0000ff" style:font-name="Linux Libertine G" fo:font-size="8pt" officeooo:rsid="02088cde" officeooo:paragraph-rsid="02158889" fo:background-color="#ffff00" style:font-size-asian="8pt" style:font-size-complex="8pt"/>
    </style:style>
    <style:style style:name="P110"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11"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12" style:family="paragraph" style:parent-style-name="Table_20_Contents">
      <style:paragraph-properties fo:text-align="start" style:justify-single-word="false"/>
      <style:text-properties fo:color="#0000ff" style:font-name="Linux Libertine G" fo:font-size="8pt" officeooo:rsid="02088cde" officeooo:paragraph-rsid="020efea2" fo:background-color="transparent" style:font-size-asian="8pt" style:font-size-complex="8pt"/>
    </style:style>
    <style:style style:name="P113"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14" style:family="paragraph" style:parent-style-name="Table_20_Contents">
      <style:paragraph-properties fo:text-align="start" style:justify-single-word="false"/>
      <style:text-properties fo:color="#0000ff" style:font-name="Linux Libertine G" fo:font-size="8pt" officeooo:rsid="021b974d" officeooo:paragraph-rsid="021b974d" fo:background-color="transparent" style:font-size-asian="8pt" style:font-size-complex="8pt"/>
    </style:style>
    <style:style style:name="P115"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16"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17"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18" style:family="paragraph" style:parent-style-name="Table_20_Contents">
      <style:paragraph-properties fo:text-align="start" style:justify-single-word="false"/>
      <style:text-properties fo:color="#0000ff" style:font-name="Linux Libertine G" fo:font-size="8pt" fo:font-weight="bold" officeooo:rsid="02088cde" officeooo:paragraph-rsid="020cdff5" style:font-size-asian="8pt" style:font-weight-asian="bold" style:font-size-complex="8pt" style:font-weight-complex="bold"/>
    </style:style>
    <style:style style:name="P119"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20" style:family="paragraph" style:parent-style-name="Table_20_Contents">
      <style:text-properties style:use-window-font-color="true" style:font-name="Linux Libertine G" fo:font-size="8pt" officeooo:rsid="02073bc9" officeooo:paragraph-rsid="02073bc9" style:font-size-asian="8pt" style:font-size-complex="8pt"/>
    </style:style>
    <style:style style:name="P121" style:family="paragraph" style:parent-style-name="Table_20_Contents">
      <style:text-properties style:use-window-font-color="true" style:font-name="Linux Libertine G" fo:font-size="8pt" officeooo:rsid="02073bc9" officeooo:paragraph-rsid="020a6f8c" style:font-size-asian="8pt" style:font-size-complex="8pt"/>
    </style:style>
    <style:style style:name="P122" style:family="paragraph" style:parent-style-name="Table_20_Contents">
      <style:paragraph-properties fo:text-align="start" style:justify-single-word="false"/>
      <style:text-properties style:use-window-font-color="true" style:font-name="Linux Libertine G" fo:font-size="8pt" officeooo:rsid="02073bc9" officeooo:paragraph-rsid="02073bc9" style:font-size-asian="8pt" style:font-size-complex="8pt"/>
    </style:style>
    <style:style style:name="P123" style:family="paragraph" style:parent-style-name="Table_20_Contents">
      <style:text-properties style:use-window-font-color="true" style:font-name="Linux Libertine G" fo:font-size="8pt" officeooo:rsid="02073bc9" officeooo:paragraph-rsid="021f72f5" style:font-size-asian="8pt" style:font-size-complex="8pt"/>
    </style:style>
    <style:style style:name="P124" style:family="paragraph" style:parent-style-name="Table_20_Contents">
      <style:paragraph-properties fo:text-align="start" style:justify-single-word="false"/>
      <style:text-properties style:use-window-font-color="true" style:font-name="Linux Libertine G" fo:font-size="8pt" officeooo:rsid="02033d40" officeooo:paragraph-rsid="020a6f8c" style:font-size-asian="8pt" style:font-size-complex="8pt"/>
    </style:style>
    <style:style style:name="P125"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126" style:family="paragraph" style:parent-style-name="Table_20_Contents">
      <style:paragraph-properties fo:text-align="start" style:justify-single-word="false"/>
      <style:text-properties style:use-window-font-color="true" style:font-name="Linux Libertine G" fo:font-size="8pt" officeooo:rsid="0205caee" officeooo:paragraph-rsid="02073bc9" style:font-size-asian="8pt" style:font-size-complex="8pt"/>
    </style:style>
    <style:style style:name="P127" style:family="paragraph" style:parent-style-name="Table_20_Contents">
      <style:paragraph-properties fo:text-align="center" style:justify-single-word="false"/>
      <style:text-properties style:use-window-font-color="true" style:font-name="Linux Libertine G" fo:font-size="8pt" officeooo:rsid="0205caee" officeooo:paragraph-rsid="02073bc9" style:font-size-asian="8pt" style:font-size-complex="8pt"/>
    </style:style>
    <style:style style:name="P128" style:family="paragraph" style:parent-style-name="Table_20_Contents">
      <style:paragraph-properties fo:text-align="start" style:justify-single-word="false"/>
      <style:text-properties style:use-window-font-color="true" style:font-name="Linux Libertine G" fo:font-size="8pt" officeooo:rsid="02088cde" officeooo:paragraph-rsid="020a6f8c" fo:background-color="transparent" style:font-size-asian="8pt" style:font-size-complex="8pt"/>
    </style:style>
    <style:style style:name="P129" style:family="paragraph" style:parent-style-name="Table_20_Contents">
      <style:paragraph-properties fo:text-align="start" style:justify-single-word="false"/>
      <style:text-properties style:use-window-font-color="true" style:font-name="Linux Libertine G" fo:font-size="8pt" officeooo:rsid="02088cde" officeooo:paragraph-rsid="0235c802" fo:background-color="transparent" style:font-size-asian="8pt" style:font-size-complex="8pt"/>
    </style:style>
    <style:style style:name="P130" style:family="paragraph" style:parent-style-name="Table_20_Contents">
      <style:paragraph-properties fo:text-align="start" style:justify-single-word="false"/>
      <style:text-properties style:use-window-font-color="true" style:font-name="Linux Libertine G" fo:font-size="8pt" officeooo:rsid="021f72f5" officeooo:paragraph-rsid="021f72f5" fo:background-color="transparent" style:font-size-asian="8pt" style:font-size-complex="8pt"/>
    </style:style>
    <style:style style:name="P131" style:family="paragraph" style:parent-style-name="Table_20_Contents">
      <style:text-properties style:use-window-font-color="true" style:font-name="Linux Libertine G" fo:font-size="8pt" officeooo:rsid="02073bc9" officeooo:paragraph-rsid="02073bc9" fo:background-color="transparent" style:font-size-asian="8pt" style:font-size-complex="8pt"/>
    </style:style>
    <style:style style:name="P132"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33"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134" style:family="paragraph" style:parent-style-name="Table_20_Contents">
      <style:paragraph-properties fo:text-align="start" style:justify-single-word="false"/>
      <style:text-properties style:use-window-font-color="true" style:font-name="Linux Libertine G" fo:font-size="8pt" officeooo:rsid="02033d40" officeooo:paragraph-rsid="020a6f8c" fo:background-color="transparent" style:font-size-asian="8pt" style:font-size-complex="8pt"/>
    </style:style>
    <style:style style:name="P135"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136" style:family="paragraph" style:parent-style-name="Table_20_Contents">
      <style:paragraph-properties fo:text-align="start" style:justify-single-word="false"/>
      <style:text-properties style:use-window-font-color="true" style:font-name="Linux Libertine G" fo:font-size="8pt" officeooo:rsid="0205caee" officeooo:paragraph-rsid="0205caee" fo:background-color="transparent" style:font-size-asian="8pt" style:font-size-complex="8pt"/>
    </style:style>
    <style:style style:name="P137" style:family="paragraph" style:parent-style-name="Table_20_Contents">
      <style:paragraph-properties fo:text-align="start" style:justify-single-word="false"/>
      <style:text-properties style:use-window-font-color="true" style:font-name="Linux Libertine G" fo:font-size="8pt" officeooo:rsid="022b0ede" officeooo:paragraph-rsid="022b0ede" fo:background-color="transparent" style:font-size-asian="8pt" style:font-size-complex="8pt"/>
    </style:style>
    <style:style style:name="P138" style:family="paragraph" style:parent-style-name="Table_20_Contents">
      <style:paragraph-properties fo:text-align="start" style:justify-single-word="false"/>
      <style:text-properties style:use-window-font-color="true" style:font-name="Linux Libertine G" fo:font-size="8pt" officeooo:rsid="022b0ede" officeooo:paragraph-rsid="022e1f8a" fo:background-color="transparent" style:font-size-asian="8pt" style:font-size-complex="8pt"/>
    </style:style>
    <style:style style:name="P139"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140" style:family="paragraph" style:parent-style-name="Table_20_Contents">
      <style:paragraph-properties fo:text-align="start" style:justify-single-word="false"/>
      <style:text-properties style:use-window-font-color="true" style:font-name="Linux Libertine G" fo:font-size="8pt" fo:font-style="italic" officeooo:rsid="021f72f5" officeooo:paragraph-rsid="021f72f5" fo:background-color="transparent" style:font-size-asian="8pt" style:font-style-asian="italic" style:font-size-complex="8pt" style:font-style-complex="italic"/>
    </style:style>
    <style:style style:name="P141" style:family="paragraph" style:parent-style-name="Table_20_Contents">
      <style:paragraph-properties fo:text-align="start" style:justify-single-word="false"/>
      <style:text-properties style:use-window-font-color="true" style:font-name="Linux Libertine G" fo:font-size="8pt" fo:font-style="italic" officeooo:rsid="021f72f5" officeooo:paragraph-rsid="021f72f5" fo:background-color="#ffff00" style:font-size-asian="8pt" style:font-style-asian="italic" style:font-size-complex="8pt" style:font-style-complex="italic"/>
    </style:style>
    <style:style style:name="P142" style:family="paragraph" style:parent-style-name="Table_20_Contents">
      <style:paragraph-properties fo:text-align="start" style:justify-single-word="false"/>
      <style:text-properties style:use-window-font-color="true" style:font-name="Linux Libertine G" fo:font-size="8pt" officeooo:rsid="021f72f5" officeooo:paragraph-rsid="021f72f5" fo:background-color="#ffff00" style:font-size-asian="8pt" style:font-size-complex="8pt"/>
    </style:style>
    <style:style style:name="P143" style:family="paragraph" style:parent-style-name="Table_20_Contents">
      <style:text-properties officeooo:rsid="02415c4c" officeooo:paragraph-rsid="02415c4c" fo:background-color="transparent"/>
    </style:style>
    <style:style style:name="P144" style:family="paragraph" style:parent-style-name="Table_20_Contents">
      <style:text-properties officeooo:paragraph-rsid="0250fac9" fo:background-color="transparent"/>
    </style:style>
    <style:style style:name="P145" style:family="paragraph" style:parent-style-name="Table_20_Contents">
      <style:text-properties officeooo:paragraph-rsid="02415c4c"/>
    </style:style>
    <style:style style:name="P146" style:family="paragraph" style:parent-style-name="Footnote">
      <style:text-properties officeooo:rsid="02033d40" officeooo:paragraph-rsid="02033d40"/>
    </style:style>
    <style:style style:name="P147" style:family="paragraph" style:parent-style-name="Footnote">
      <style:text-properties officeooo:rsid="020394fb" officeooo:paragraph-rsid="020394fb"/>
    </style:style>
    <style:style style:name="P148" style:family="paragraph" style:parent-style-name="Footnote">
      <style:text-properties officeooo:rsid="02041133" officeooo:paragraph-rsid="02041133"/>
    </style:style>
    <style:style style:name="P149" style:family="paragraph" style:parent-style-name="Footnote">
      <style:text-properties officeooo:rsid="02041133" officeooo:paragraph-rsid="0205caee"/>
    </style:style>
    <style:style style:name="P150" style:family="paragraph" style:parent-style-name="Footnote">
      <style:text-properties officeooo:rsid="0205caee" officeooo:paragraph-rsid="0205caee"/>
    </style:style>
    <style:style style:name="P151" style:family="paragraph" style:parent-style-name="Footnote">
      <style:text-properties officeooo:rsid="0206ec09" officeooo:paragraph-rsid="0206ec09"/>
    </style:style>
    <style:style style:name="P152" style:family="paragraph" style:parent-style-name="Footnote">
      <style:text-properties officeooo:rsid="02073bc9" officeooo:paragraph-rsid="02073bc9"/>
    </style:style>
    <style:style style:name="P153" style:family="paragraph" style:parent-style-name="Footnote">
      <style:text-properties officeooo:rsid="02073bc9" officeooo:paragraph-rsid="024ce2c6"/>
    </style:style>
    <style:style style:name="P154" style:family="paragraph" style:parent-style-name="Footnote">
      <style:text-properties officeooo:rsid="02088cde" officeooo:paragraph-rsid="02088cde"/>
    </style:style>
    <style:style style:name="P155" style:family="paragraph" style:parent-style-name="Footnote">
      <style:text-properties officeooo:rsid="020a66c6" officeooo:paragraph-rsid="020a6f8c"/>
    </style:style>
    <style:style style:name="P156" style:family="paragraph" style:parent-style-name="Footnote">
      <style:text-properties officeooo:rsid="020a6f8c" officeooo:paragraph-rsid="020a6f8c"/>
    </style:style>
    <style:style style:name="P157" style:family="paragraph" style:parent-style-name="Footnote">
      <style:text-properties officeooo:rsid="020da1f4" officeooo:paragraph-rsid="020da1f4"/>
    </style:style>
    <style:style style:name="P158" style:family="paragraph" style:parent-style-name="Footnote">
      <style:text-properties officeooo:rsid="020ee91f" officeooo:paragraph-rsid="020ee91f"/>
    </style:style>
    <style:style style:name="P159" style:family="paragraph" style:parent-style-name="Footnote">
      <style:text-properties officeooo:rsid="02158889" officeooo:paragraph-rsid="02158889"/>
    </style:style>
    <style:style style:name="P160" style:family="paragraph" style:parent-style-name="Footnote">
      <style:text-properties officeooo:rsid="021adb2d" officeooo:paragraph-rsid="021b974d"/>
    </style:style>
    <style:style style:name="P161" style:family="paragraph" style:parent-style-name="Footnote">
      <style:text-properties officeooo:rsid="021e8682" officeooo:paragraph-rsid="021e8682"/>
    </style:style>
    <style:style style:name="P162" style:family="paragraph" style:parent-style-name="Footnote">
      <style:text-properties officeooo:rsid="021f72f5" officeooo:paragraph-rsid="021f72f5"/>
    </style:style>
    <style:style style:name="P163" style:family="paragraph" style:parent-style-name="Footnote">
      <style:text-properties officeooo:rsid="022150b5" officeooo:paragraph-rsid="022150b5"/>
    </style:style>
    <style:style style:name="P164" style:family="paragraph" style:parent-style-name="Footnote">
      <style:text-properties officeooo:rsid="022b0ede" officeooo:paragraph-rsid="022e1f8a"/>
    </style:style>
    <style:style style:name="P165" style:family="paragraph" style:parent-style-name="Footnote">
      <style:text-properties officeooo:rsid="023ba391" officeooo:paragraph-rsid="023ba391"/>
    </style:style>
    <style:style style:name="P166" style:family="paragraph" style:parent-style-name="Footnote">
      <style:text-properties officeooo:rsid="023d70e8" officeooo:paragraph-rsid="023d70e8"/>
    </style:style>
    <style:style style:name="P167" style:family="paragraph" style:parent-style-name="Footnote">
      <style:text-properties officeooo:rsid="023d8207" officeooo:paragraph-rsid="023d8207"/>
    </style:style>
    <style:style style:name="P168" style:family="paragraph" style:parent-style-name="Footnote">
      <style:text-properties officeooo:rsid="024a360c" officeooo:paragraph-rsid="024a360c"/>
    </style:style>
    <style:style style:name="P169" style:family="paragraph" style:parent-style-name="Footnote">
      <style:text-properties officeooo:rsid="0250fac9" officeooo:paragraph-rsid="0250fac9"/>
    </style:style>
    <style:style style:name="P170" style:family="paragraph" style:parent-style-name="Footnote">
      <style:text-properties officeooo:rsid="0258d416" officeooo:paragraph-rsid="0258d416" fo:background-color="#ffff00"/>
    </style:style>
    <style:style style:name="P171" style:family="paragraph" style:parent-style-name="Footnote">
      <style:text-properties officeooo:rsid="023e91e8" officeooo:paragraph-rsid="025b201b"/>
    </style:style>
    <style:style style:name="P172" style:family="paragraph" style:parent-style-name="Footnote">
      <style:text-properties officeooo:rsid="025fde96" officeooo:paragraph-rsid="025fde96"/>
    </style:style>
    <style:style style:name="P173" style:family="paragraph" style:parent-style-name="List" style:list-style-name="List_20_1"/>
    <style:style style:name="P174" style:family="paragraph" style:parent-style-name="Text_20_body" style:list-style-name="L1">
      <style:text-properties officeooo:paragraph-rsid="020bb611"/>
    </style:style>
    <style:style style:name="P175" style:family="paragraph" style:parent-style-name="Text_20_body" style:list-style-name="L1">
      <style:text-properties officeooo:rsid="02158889" officeooo:paragraph-rsid="02158889" fo:background-color="transparent"/>
    </style:style>
    <style:style style:name="P176" style:family="paragraph" style:parent-style-name="Text_20_body" style:list-style-name="List_20_1">
      <style:paragraph-properties>
        <style:tab-stops/>
      </style:paragraph-properties>
      <style:text-properties officeooo:rsid="01facd8b" officeooo:paragraph-rsid="01facd8b"/>
    </style:style>
    <style:style style:name="P177" style:family="paragraph" style:parent-style-name="Text_20_body" style:list-style-name="List_20_1">
      <style:text-properties officeooo:rsid="01facd8b" officeooo:paragraph-rsid="01facd8b"/>
    </style:style>
    <style:style style:name="P178" style:family="paragraph" style:parent-style-name="Text_20_body" style:list-style-name="List_20_1">
      <style:text-properties style:font-name="Linux Libertine G" fo:font-size="11pt" officeooo:rsid="01facd8b" officeooo:paragraph-rsid="01facd8b" style:font-size-asian="10.5pt"/>
    </style:style>
    <style:style style:name="P179" style:family="paragraph" style:parent-style-name="Text_20_body" style:list-style-name="List_20_1">
      <style:text-properties officeooo:rsid="01fcc402" officeooo:paragraph-rsid="01fcc402"/>
    </style:style>
    <style:style style:name="P180" style:family="paragraph" style:parent-style-name="Table_20_Contents" style:list-style-name="L2">
      <style:paragraph-properties fo:text-align="start" style:justify-single-word="false"/>
      <style:text-properties style:font-name="Linux Libertine G" fo:font-size="8pt" officeooo:rsid="023ba391" officeooo:paragraph-rsid="023ba391" style:font-size-asian="8pt" style:font-size-complex="8pt"/>
    </style:style>
    <style:style style:name="P181" style:family="paragraph" style:parent-style-name="Table_20_Contents">
      <style:text-properties style:font-name="Linux Libertine G" fo:font-size="8pt" officeooo:rsid="02158889" officeooo:paragraph-rsid="02158889" style:font-size-asian="8pt" style:font-size-complex="8pt"/>
    </style:style>
    <style:style style:name="P182"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83"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84" style:family="paragraph" style:parent-style-name="Table_20_Contents">
      <style:paragraph-properties fo:text-align="start" style:justify-single-word="false"/>
      <style:text-properties style:font-name="Linux Libertine G" fo:font-size="8pt" officeooo:rsid="0205caee" officeooo:paragraph-rsid="02073bc9" style:font-size-asian="8pt" style:font-size-complex="8pt"/>
    </style:style>
    <style:style style:name="P185" style:family="paragraph" style:parent-style-name="Table_20_Contents" style:list-style-name="L3">
      <style:text-properties style:font-name="Linux Libertine G" fo:font-size="8pt" officeooo:rsid="0250fac9" officeooo:paragraph-rsid="0250fac9" fo:background-color="transparent" style:font-size-asian="8pt" style:font-size-complex="8pt"/>
    </style:style>
    <style:style style:name="P186"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87" style:family="paragraph" style:parent-style-name="Table_20_Contents">
      <style:text-properties style:use-window-font-color="true" style:font-name="Linux Libertine G" fo:font-size="8pt" officeooo:rsid="02073bc9" officeooo:paragraph-rsid="02637d68" style:font-size-asian="8pt" style:font-size-complex="8pt"/>
    </style:style>
    <style:style style:name="P188" style:family="paragraph" style:parent-style-name="Table_20_Contents">
      <style:paragraph-properties fo:text-align="start" style:justify-single-word="false"/>
      <style:text-properties style:use-window-font-color="true" style:font-name="Linux Libertine G" fo:font-size="8pt" officeooo:rsid="0205caee" officeooo:paragraph-rsid="02073bc9" style:font-size-asian="8pt" style:font-size-complex="8pt"/>
    </style:style>
    <style:style style:name="P189" style:family="paragraph" style:parent-style-name="Table_20_Contents">
      <style:paragraph-properties fo:text-align="start" style:justify-single-word="false"/>
      <style:text-properties style:use-window-font-color="true" style:font-name="Linux Libertine G" fo:font-size="8pt" officeooo:rsid="021f72f5" officeooo:paragraph-rsid="02637d68" fo:background-color="#ffff00" style:font-size-asian="8pt" style:font-size-complex="8pt"/>
    </style:style>
    <style:style style:name="P190" style:family="paragraph" style:parent-style-name="Table_20_Contents">
      <style:paragraph-properties fo:text-align="start" style:justify-single-word="false"/>
      <style:text-properties style:use-window-font-color="true" style:font-name="Linux Libertine G" fo:font-size="8pt" fo:font-style="italic" officeooo:rsid="021f72f5" officeooo:paragraph-rsid="021f72f5" fo:background-color="#ffff00" style:font-size-asian="8pt" style:font-style-asian="italic" style:font-size-complex="8pt" style:font-style-complex="italic"/>
    </style:style>
    <style:style style:name="P191" style:family="paragraph" style:parent-style-name="Heading_20_1">
      <style:text-properties officeooo:rsid="01facd8b" officeooo:paragraph-rsid="01facd8b"/>
    </style:style>
    <style:style style:name="P192" style:family="paragraph" style:parent-style-name="Heading_20_1">
      <style:text-properties officeooo:rsid="02033d40" officeooo:paragraph-rsid="02033d40"/>
    </style:style>
    <style:style style:name="P193" style:family="paragraph" style:parent-style-name="Heading_20_1">
      <style:text-properties officeooo:rsid="023ba391" officeooo:paragraph-rsid="023ba391"/>
    </style:style>
    <style:style style:name="P194" style:family="paragraph" style:parent-style-name="Heading_20_1">
      <style:text-properties officeooo:paragraph-rsid="023ba391"/>
    </style:style>
    <style:style style:name="P195" style:family="paragraph" style:parent-style-name="Heading_20_3">
      <style:text-properties style:use-window-font-color="true" fo:font-size="11pt" fo:font-style="normal" style:font-name-asian="DejaVu Sans" style:font-name-complex="Lohit Hindi"/>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56a3d7" fo:background-color="#ffff00" loext:char-shading-value="0"/>
    </style:style>
    <style:style style:name="T5" style:family="text">
      <style:text-properties officeooo:rsid="020394fb"/>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officeooo:rsid="02041133"/>
    </style:style>
    <style:style style:name="T9" style:family="text">
      <style:text-properties fo:font-weight="bold" style:font-weight-asian="bold" style:font-weight-complex="bold"/>
    </style:style>
    <style:style style:name="T10" style:family="text">
      <style:text-properties fo:font-weight="bold" officeooo:rsid="0205caee" style:font-weight-asian="bold" style:font-weight-complex="bold"/>
    </style:style>
    <style:style style:name="T11" style:family="text">
      <style:text-properties fo:font-weight="bold" officeooo:rsid="02041133" style:font-weight-asian="bold" style:font-weight-complex="bold"/>
    </style:style>
    <style:style style:name="T12" style:family="text">
      <style:text-properties fo:font-weight="bold" officeooo:rsid="02073bc9" style:font-weight-asian="bold" style:font-weight-complex="bold"/>
    </style:style>
    <style:style style:name="T13" style:family="text">
      <style:text-properties fo:font-weight="bold" officeooo:rsid="02088cde" style:font-weight-asian="bold" style:font-weight-complex="bold"/>
    </style:style>
    <style:style style:name="T14" style:family="text">
      <style:text-properties fo:font-weight="bold" officeooo:rsid="020a6f8c" style:font-weight-asian="bold" style:font-weight-complex="bold"/>
    </style:style>
    <style:style style:name="T15" style:family="text">
      <style:text-properties fo:font-weight="bold" officeooo:rsid="020cdff5" style:font-weight-asian="bold" style:font-weight-complex="bold"/>
    </style:style>
    <style:style style:name="T16" style:family="text">
      <style:text-properties fo:font-weight="bold" officeooo:rsid="021adb2d" style:font-weight-asian="bold" style:font-weight-complex="bold"/>
    </style:style>
    <style:style style:name="T17" style:family="text">
      <style:text-properties fo:font-weight="bold" officeooo:rsid="021ca9b6" style:font-weight-asian="bold" style:font-weight-complex="bold"/>
    </style:style>
    <style:style style:name="T18" style:family="text">
      <style:text-properties fo:font-weight="bold" officeooo:rsid="021e8682" style:font-weight-asian="bold" style:font-weight-complex="bold"/>
    </style:style>
    <style:style style:name="T19" style:family="text">
      <style:text-properties fo:font-weight="bold" officeooo:rsid="023169f1" style:font-weight-asian="bold" style:font-weight-complex="bold"/>
    </style:style>
    <style:style style:name="T20" style:family="text">
      <style:text-properties fo:font-weight="bold" officeooo:rsid="02378f4d" style:font-weight-asian="bold" style:font-weight-complex="bold"/>
    </style:style>
    <style:style style:name="T21" style:family="text">
      <style:text-properties fo:font-weight="bold" officeooo:rsid="024ce2c6" style:font-weight-asian="bold" style:font-weight-complex="bold"/>
    </style:style>
    <style:style style:name="T22" style:family="text">
      <style:text-properties fo:font-weight="bold" officeooo:rsid="024e3361" style:font-weight-asian="bold" style:font-weight-complex="bold"/>
    </style:style>
    <style:style style:name="T23" style:family="text">
      <style:text-properties fo:font-weight="bold" officeooo:rsid="02637d68" style:font-weight-asian="bold" style:font-weight-complex="bold"/>
    </style:style>
    <style:style style:name="T24" style:family="text">
      <style:text-properties fo:font-weight="bold" officeooo:rsid="0214cb14" fo:background-color="transparent" loext:char-shading-value="0" style:font-weight-asian="bold" style:font-weight-complex="bold"/>
    </style:style>
    <style:style style:name="T25" style:family="text">
      <style:text-properties fo:font-weight="bold" officeooo:rsid="0256a3d7" fo:background-color="#ffff00" loext:char-shading-value="0" style:font-weight-asian="bold" style:font-weight-complex="bold"/>
    </style:style>
    <style:style style:name="T26" style:family="text">
      <style:text-properties officeooo:rsid="0205caee"/>
    </style:style>
    <style:style style:name="T27" style:family="text">
      <style:text-properties fo:font-weight="normal" style:font-weight-asian="normal" style:font-weight-complex="normal"/>
    </style:style>
    <style:style style:name="T28" style:family="text">
      <style:text-properties fo:font-weight="normal" officeooo:rsid="0205caee" style:font-weight-asian="normal" style:font-weight-complex="normal"/>
    </style:style>
    <style:style style:name="T29" style:family="text">
      <style:text-properties fo:font-weight="normal" officeooo:rsid="020a6f8c" style:font-weight-asian="normal" style:font-weight-complex="normal"/>
    </style:style>
    <style:style style:name="T30" style:family="text">
      <style:text-properties fo:font-weight="normal" officeooo:rsid="02088cde" style:font-weight-asian="normal" style:font-weight-complex="normal"/>
    </style:style>
    <style:style style:name="T31" style:family="text">
      <style:text-properties fo:font-weight="normal" officeooo:rsid="02073bc9" style:font-weight-asian="normal" style:font-weight-complex="normal"/>
    </style:style>
    <style:style style:name="T32" style:family="text">
      <style:text-properties fo:font-weight="normal" officeooo:rsid="020bb611" style:font-weight-asian="normal" style:font-weight-complex="normal"/>
    </style:style>
    <style:style style:name="T33" style:family="text">
      <style:text-properties fo:font-weight="normal" officeooo:rsid="020f678c" style:font-weight-asian="normal" style:font-weight-complex="normal"/>
    </style:style>
    <style:style style:name="T34" style:family="text">
      <style:text-properties fo:font-weight="normal" officeooo:rsid="02161a9c" style:font-weight-asian="normal" style:font-weight-complex="normal"/>
    </style:style>
    <style:style style:name="T35" style:family="text">
      <style:text-properties fo:font-weight="normal" officeooo:rsid="02188d13" style:font-weight-asian="normal" style:font-weight-complex="normal"/>
    </style:style>
    <style:style style:name="T36" style:family="text">
      <style:text-properties fo:font-weight="normal" officeooo:rsid="021adb2d" style:font-weight-asian="normal" style:font-weight-complex="normal"/>
    </style:style>
    <style:style style:name="T37" style:family="text">
      <style:text-properties fo:font-weight="normal" officeooo:rsid="021b974d" style:font-weight-asian="normal" style:font-weight-complex="normal"/>
    </style:style>
    <style:style style:name="T38" style:family="text">
      <style:text-properties fo:font-weight="normal" officeooo:rsid="021e8682" style:font-weight-asian="normal" style:font-weight-complex="normal"/>
    </style:style>
    <style:style style:name="T39" style:family="text">
      <style:text-properties fo:font-weight="normal" officeooo:rsid="021f72f5" style:font-weight-asian="normal" style:font-weight-complex="normal"/>
    </style:style>
    <style:style style:name="T40" style:family="text">
      <style:text-properties fo:font-weight="normal" officeooo:rsid="020cdff5" style:font-weight-asian="normal" style:font-weight-complex="normal"/>
    </style:style>
    <style:style style:name="T41" style:family="text">
      <style:text-properties fo:font-weight="normal" officeooo:rsid="02298af1" style:font-weight-asian="normal" style:font-weight-complex="normal"/>
    </style:style>
    <style:style style:name="T42" style:family="text">
      <style:text-properties fo:font-weight="normal" officeooo:rsid="023169f1" style:font-weight-asian="normal" style:font-weight-complex="normal"/>
    </style:style>
    <style:style style:name="T43" style:family="text">
      <style:text-properties fo:font-weight="normal" officeooo:rsid="024ce2c6" style:font-weight-asian="normal" style:font-weight-complex="normal"/>
    </style:style>
    <style:style style:name="T44" style:family="text">
      <style:text-properties fo:font-weight="normal" officeooo:rsid="024e3361" style:font-weight-asian="normal" style:font-weight-complex="normal"/>
    </style:style>
    <style:style style:name="T45" style:family="text">
      <style:text-properties fo:font-weight="normal" officeooo:rsid="024efae8" style:font-weight-asian="normal" style:font-weight-complex="normal"/>
    </style:style>
    <style:style style:name="T46" style:family="text">
      <style:text-properties fo:font-weight="normal" fo:background-color="transparent" loext:char-shading-value="0" style:font-weight-asian="normal" style:font-weight-complex="normal"/>
    </style:style>
    <style:style style:name="T47" style:family="text">
      <style:text-properties fo:font-weight="normal" officeooo:rsid="02073bc9" fo:background-color="transparent" loext:char-shading-value="0" style:font-weight-asian="normal" style:font-weight-complex="normal"/>
    </style:style>
    <style:style style:name="T48" style:family="text">
      <style:text-properties fo:font-weight="normal" officeooo:rsid="0214cb14" fo:background-color="transparent" loext:char-shading-value="0" style:font-weight-asian="normal" style:font-weight-complex="normal"/>
    </style:style>
    <style:style style:name="T49" style:family="text">
      <style:text-properties fo:font-weight="normal" officeooo:rsid="020bb611" fo:background-color="transparent" loext:char-shading-value="0" style:font-weight-asian="normal" style:font-weight-complex="normal"/>
    </style:style>
    <style:style style:name="T50" style:family="text">
      <style:text-properties fo:font-weight="normal" officeooo:rsid="023169f1" fo:background-color="transparent" loext:char-shading-value="0" style:font-weight-asian="normal" style:font-weight-complex="normal"/>
    </style:style>
    <style:style style:name="T51" style:family="text">
      <style:text-properties officeooo:rsid="0206ec09"/>
    </style:style>
    <style:style style:name="T52" style:family="text">
      <style:text-properties officeooo:rsid="02073bc9"/>
    </style:style>
    <style:style style:name="T53" style:family="text">
      <style:text-properties officeooo:rsid="02088cde"/>
    </style:style>
    <style:style style:name="T54" style:family="text">
      <style:text-properties officeooo:rsid="020a6f8c"/>
    </style:style>
    <style:style style:name="T55" style:family="text">
      <style:text-properties officeooo:rsid="020bb611"/>
    </style:style>
    <style:style style:name="T56" style:family="text">
      <style:text-properties officeooo:rsid="020cdff5"/>
    </style:style>
    <style:style style:name="T57" style:family="text">
      <style:text-properties officeooo:rsid="020ee91f"/>
    </style:style>
    <style:style style:name="T58" style:family="text">
      <style:text-properties fo:background-color="transparent" loext:char-shading-value="0"/>
    </style:style>
    <style:style style:name="T59" style:family="text">
      <style:text-properties officeooo:rsid="0206ec09" fo:background-color="transparent" loext:char-shading-value="0"/>
    </style:style>
    <style:style style:name="T60" style:family="text">
      <style:text-properties officeooo:rsid="024a360c" fo:background-color="transparent" loext:char-shading-value="0"/>
    </style:style>
    <style:style style:name="T61" style:family="text">
      <style:text-properties officeooo:rsid="024a1908" fo:background-color="transparent" loext:char-shading-value="0"/>
    </style:style>
    <style:style style:name="T62" style:family="text">
      <style:text-properties officeooo:rsid="024efae8" fo:background-color="transparent" loext:char-shading-value="0"/>
    </style:style>
    <style:style style:name="T63" style:family="text">
      <style:text-properties officeooo:rsid="0256a3d7" fo:background-color="transparent" loext:char-shading-value="0"/>
    </style:style>
    <style:style style:name="T64" style:family="text">
      <style:text-properties officeooo:rsid="02147c73"/>
    </style:style>
    <style:style style:name="T65" style:family="text">
      <style:text-properties officeooo:rsid="021570b7"/>
    </style:style>
    <style:style style:name="T66" style:family="text">
      <style:text-properties officeooo:rsid="02188d13"/>
    </style:style>
    <style:style style:name="T67" style:family="text">
      <style:text-properties officeooo:rsid="021adb2d"/>
    </style:style>
    <style:style style:name="T68" style:family="text">
      <style:text-properties officeooo:rsid="021b974d"/>
    </style:style>
    <style:style style:name="T69" style:family="text">
      <style:text-properties officeooo:rsid="021ca9b6"/>
    </style:style>
    <style:style style:name="T70" style:family="text">
      <style:text-properties officeooo:rsid="021e8682"/>
    </style:style>
    <style:style style:name="T71" style:family="text">
      <style:text-properties officeooo:rsid="022150b5"/>
    </style:style>
    <style:style style:name="T72" style:family="text">
      <style:text-properties officeooo:rsid="022b0ede"/>
    </style:style>
    <style:style style:name="T73" style:family="text">
      <style:text-properties officeooo:rsid="022c1e0c"/>
    </style:style>
    <style:style style:name="T74" style:family="text">
      <style:text-properties officeooo:rsid="022e1f8a"/>
    </style:style>
    <style:style style:name="T75" style:family="text">
      <style:text-properties officeooo:rsid="02341370"/>
    </style:style>
    <style:style style:name="T76" style:family="text">
      <style:text-properties officeooo:rsid="0235c802"/>
    </style:style>
    <style:style style:name="T77" style:family="text">
      <style:text-properties officeooo:rsid="02378f4d"/>
    </style:style>
    <style:style style:name="T78" style:family="text">
      <style:text-properties style:font-name="Linux Libertine G" fo:font-size="8pt" style:font-size-asian="8pt" style:font-size-complex="8pt"/>
    </style:style>
    <style:style style:name="T79" style:family="text">
      <style:text-properties style:font-name="Linux Libertine G" fo:font-size="8pt" officeooo:rsid="023ba391" style:font-size-asian="8pt" style:font-size-complex="8pt"/>
    </style:style>
    <style:style style:name="T80" style:family="text">
      <style:text-properties style:font-name="Linux Libertine G" fo:font-size="8pt" officeooo:rsid="023d8207" style:font-size-asian="8pt" style:font-size-complex="8pt"/>
    </style:style>
    <style:style style:name="T81" style:family="text">
      <style:text-properties style:font-name="Linux Libertine G" fo:font-size="8pt" officeooo:rsid="023d70e8" style:font-size-asian="8pt" style:font-size-complex="8pt"/>
    </style:style>
    <style:style style:name="T82" style:family="text">
      <style:text-properties style:font-name="Linux Libertine G" fo:font-size="8pt" officeooo:rsid="02415c4c" style:font-size-asian="8pt" style:font-size-complex="8pt"/>
    </style:style>
    <style:style style:name="T83" style:family="text">
      <style:text-properties style:font-name="Linux Libertine G" fo:font-size="8pt" officeooo:rsid="02432253" style:font-size-asian="8pt" style:font-size-complex="8pt"/>
    </style:style>
    <style:style style:name="T84" style:family="text">
      <style:text-properties style:font-name="Linux Libertine G" fo:font-size="8pt" officeooo:rsid="024419c2" style:font-size-asian="8pt" style:font-size-complex="8pt"/>
    </style:style>
    <style:style style:name="T85" style:family="text">
      <style:text-properties style:font-name="Linux Libertine G" fo:font-size="8pt" officeooo:rsid="0250fac9" style:font-size-asian="8pt" style:font-size-complex="8pt"/>
    </style:style>
    <style:style style:name="T86" style:family="text">
      <style:text-properties style:font-name="Linux Libertine G" fo:font-size="8pt" officeooo:rsid="02529d8d" style:font-size-asian="8pt" style:font-size-complex="8pt"/>
    </style:style>
    <style:style style:name="T87" style:family="text">
      <style:text-properties style:font-name="Linux Libertine G" fo:font-size="8pt" officeooo:rsid="023d8207" fo:background-color="transparent" loext:char-shading-value="0" style:font-size-asian="8pt" style:font-size-complex="8pt"/>
    </style:style>
    <style:style style:name="T88" style:family="text">
      <style:text-properties style:font-name="Linux Libertine G" fo:font-size="8pt" officeooo:rsid="023d70e8" fo:background-color="transparent" loext:char-shading-value="0" style:font-size-asian="8pt" style:font-size-complex="8pt"/>
    </style:style>
    <style:style style:name="T89" style:family="text">
      <style:text-properties style:font-name="Linux Libertine G" fo:font-size="8pt" officeooo:rsid="02415c4c" fo:background-color="transparent" loext:char-shading-value="0" style:font-size-asian="8pt" style:font-size-complex="8pt"/>
    </style:style>
    <style:style style:name="T90" style:family="text">
      <style:text-properties style:font-name="Linux Libertine G" fo:font-size="8pt" fo:font-weight="bold" officeooo:rsid="0248bbf5" style:font-size-asian="8pt" style:font-weight-asian="bold" style:font-size-complex="8pt" style:font-weight-complex="bold"/>
    </style:style>
    <style:style style:name="T91" style:family="text">
      <style:text-properties style:font-name="Linux Libertine G" fo:font-size="8pt" fo:font-weight="bold" officeooo:rsid="02529d8d" style:font-size-asian="8pt" style:font-weight-asian="bold" style:font-size-complex="8pt" style:font-weight-complex="bold"/>
    </style:style>
    <style:style style:name="T92" style:family="text">
      <style:text-properties style:font-name="Linux Libertine G" fo:font-size="8pt" fo:font-weight="normal" officeooo:rsid="0248bbf5" style:font-size-asian="8pt" style:font-weight-asian="normal" style:font-size-complex="8pt" style:font-weight-complex="normal"/>
    </style:style>
    <style:style style:name="T93" style:family="text">
      <style:text-properties style:font-name="Linux Libertine G" fo:font-size="8pt" fo:font-weight="normal" officeooo:rsid="02496dbe" style:font-size-asian="8pt" style:font-weight-asian="normal" style:font-size-complex="8pt" style:font-weight-complex="normal"/>
    </style:style>
    <style:style style:name="T94" style:family="text">
      <style:text-properties style:font-name="Linux Libertine G" fo:font-size="8pt" fo:font-weight="normal" officeooo:rsid="02529d8d" style:font-size-asian="8pt" style:font-weight-asian="normal" style:font-size-complex="8pt" style:font-weight-complex="normal"/>
    </style:style>
    <style:style style:name="T95" style:family="text">
      <style:text-properties officeooo:rsid="023e91e8"/>
    </style:style>
    <style:style style:name="T96" style:family="text">
      <style:text-properties officeooo:rsid="02432253"/>
    </style:style>
    <style:style style:name="T97" style:family="text">
      <style:text-properties officeooo:rsid="024ce2c6"/>
    </style:style>
    <style:style style:name="T98" style:family="text">
      <style:text-properties officeooo:rsid="024e3361"/>
    </style:style>
    <style:style style:name="T99" style:family="text">
      <style:text-properties officeooo:rsid="024efae8"/>
    </style:style>
    <style:style style:name="T100" style:family="text">
      <style:text-properties officeooo:rsid="024c08ef"/>
    </style:style>
    <style:style style:name="T101" style:family="text">
      <style:text-properties officeooo:rsid="02553737"/>
    </style:style>
    <style:style style:name="T102" style:family="text">
      <style:text-properties officeooo:rsid="0258d416"/>
    </style:style>
    <style:style style:name="T103" style:family="text">
      <style:text-properties officeooo:rsid="025ad9bb"/>
    </style:style>
    <style:style style:name="T104" style:family="text">
      <style:text-properties officeooo:rsid="025b201b"/>
    </style:style>
    <style:style style:name="T105" style:family="text">
      <style:text-properties officeooo:rsid="025fde96"/>
    </style:style>
    <style:style style:name="T106" style:family="text">
      <style:text-properties officeooo:rsid="02637d6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1" text:outline-level="1">CRATE: Clinical records anonymisation and text extraction</text:h>
      <text:h text:style-name="Heading_20_1" text:outline-level="1">Overview</text:h>
      <text:p text:style-name="P8">A description is provided in <text:span text:style-name="T3">Cardinal (…)</text:span>.</text:p>
      <text:p text:style-name="P2"/>
      <text:p text:style-name="P1"/>
      <text:h text:style-name="P192" text:outline-level="1">Internal database interfaces</text:h>
      <text:p text:style-name="P10">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10"><text:span text:style-name="T6">Internal gory details. </text:span>Internally, <text:span text:style-name="T5">CRATE is written primarily in Python 3. I</text:span>t uses a custom database library (rnc_db) for the anonymisation, which may <text:span text:style-name="T5">eventually </text:span>be replaced by SQLAlchemy, and it uses Django for its web interface. <text:span text:style-name="T5">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rnc_db, Django, or SQLAlchemy “bake in” support for specific databases.</text:span><text:span text:style-name="T5"><text:note text:id="ftn1" text:note-class="footnote"><text:note-citation>1</text:note-citation><text:note-body><text:p text:style-name="P147">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p>
      <text:p text:style-name="P10">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3">Database type</text:p>
          </table:table-cell>
          <table:table-cell table:style-name="Table1.A1" office:value-type="string">
            <text:p text:style-name="P3">Primary Python library</text:p>
          </table:table-cell>
          <table:table-cell table:style-name="Table1.A1" office:value-type="string">
            <text:p text:style-name="P4">Connection method <text:span text:style-name="T67">(using ‘import’ name)</text:span></text:p>
          </table:table-cell>
          <table:table-cell table:style-name="Table1.A1" office:value-type="string">
            <text:p text:style-name="P5">OS</text:p>
          </table:table-cell>
          <table:table-cell table:style-name="Table1.A1" office:value-type="string">
            <text:p text:style-name="P3">Successful?</text:p>
          </table:table-cell>
          <table:table-cell table:style-name="Table1.F1" office:value-type="string">
            <text:p text:style-name="P4">Notes</text:p>
          </table:table-cell>
        </table:table-row>
        <table:table-row>
          <table:table-cell table:style-name="Table1.A2" office:value-type="string">
            <text:p text:style-name="P81">MySQL</text:p>
          </table:table-cell>
          <table:table-cell table:style-name="Table1.B2" office:value-type="string">
            <text:p text:style-name="P20">rnc_db</text:p>
          </table:table-cell>
          <table:table-cell table:style-name="Table1.B2" office:value-type="string">
            <text:p text:style-name="P23"><text:span text:style-name="T16">Py</text:span><text:span text:style-name="T21">Py</text:span><text:span text:style-name="T16">ODBC </text:span><text:span text:style-name="T28">→</text:span><text:span text:style-name="T29"> ODBC</text:span></text:p>
          </table:table-cell>
          <table:table-cell table:style-name="Table1.B2" office:value-type="string">
            <text:p text:style-name="P34">Linux</text:p>
          </table:table-cell>
          <table:table-cell table:style-name="Table1.B2" office:value-type="string">
            <text:p text:style-name="P27">Yes</text:p>
          </table:table-cell>
          <table:table-cell table:style-name="Table1.F2" office:value-type="string">
            <text:p text:style-name="P64">rnc_db is homebrew (<text:span text:style-name="T9">pip install cardinal-pythonlib; import cardinal_pythonlib.rnc_db as rnc_db</text:span><text:span text:style-name="T27">). Py</text:span><text:span text:style-name="T43">Py</text:span><text:span text:style-name="T27">ODBC is a p</text:span><text:span text:style-name="T56">ure Python ODBC interface for Python (</text:span><text:span text:style-name="T16">pip install pyodbc; import </text:span><text:span text:style-name="T21">py</text:span><text:span text:style-name="T16">pyodbc</text:span><text:span text:style-name="T67">), using the MIT License.</text:span><text:span text:style-name="T67"><text:note text:id="ftn2" text:note-class="footnote"><text:note-citation>2</text:note-citation><text:note-body><text:p text:style-name="P153"><text:span text:style-name="T97">PyODBC is ODBC for Python, but uses C code, so depends on the destination machine’s configuration (</text:span>https://pypi.python.org/pypi/pyodbc; <text:span text:style-name="T57">http://mkleehammer.github.io/pyodbc/). PyPyODBC is a pure Python equivalent (https://pypi.python.org/pypi/pypyodbc; https://code.google.com/archive/p/pypyodbc/).</text:span></text:p></text:note-body></text:note></text:span><text:span text:style-name="T67"> As a fallback it will use </text:span><text:span text:style-name="T21">pyodbc</text:span><text:span text:style-name="T43">, which is not pure Python </text:span><text:span text:style-name="T36">For</text:span><text:span text:style-name="T67"> the ODBC driver, use MySQL’s Connector/ODBC.</text:span></text:p>
          </table:table-cell>
        </table:table-row>
        <table:table-row>
          <table:table-cell table:style-name="Table1.A3" office:value-type="string">
            <text:p text:style-name="P20"/>
          </table:table-cell>
          <table:table-cell table:style-name="Table1.B3" office:value-type="string">
            <text:p text:style-name="P25">rnc_db</text:p>
          </table:table-cell>
          <table:table-cell table:style-name="Table1.B3" office:value-type="string">
            <text:p text:style-name="P40">”</text:p>
          </table:table-cell>
          <table:table-cell table:style-name="Table1.B3" office:value-type="string">
            <text:p text:style-name="P45">Windows</text:p>
          </table:table-cell>
          <table:table-cell table:style-name="Table1.B3" office:value-type="string">
            <text:p text:style-name="P27">?</text:p>
          </table:table-cell>
          <table:table-cell table:style-name="Table1.F3" office:value-type="string">
            <text:p text:style-name="P47">Untested. <text:span text:style-name="T67">For the ODBC driver, use MySQL’s Connector/ODBC.</text:span></text:p>
          </table:table-cell>
        </table:table-row>
        <table:table-row>
          <table:table-cell table:style-name="Table1.A3" office:value-type="string">
            <text:p text:style-name="P20"/>
          </table:table-cell>
          <table:table-cell table:style-name="Table1.B3" office:value-type="string">
            <text:p text:style-name="P25">rnc_db</text:p>
          </table:table-cell>
          <table:table-cell table:style-name="Table1.B3" office:value-type="string">
            <text:p text:style-name="P22"><text:span text:style-name="T16">MySQLdb</text:span><text:span text:style-name="T28"> →</text:span><text:span text:style-name="T29"> TCP/IP</text:span></text:p>
          </table:table-cell>
          <table:table-cell table:style-name="Table1.B3" office:value-type="string">
            <text:p text:style-name="P34">Linux, Windows</text:p>
          </table:table-cell>
          <table:table-cell table:style-name="Table1.B3" office:value-type="string">
            <text:p text:style-name="P27">No</text:p>
          </table:table-cell>
          <table:table-cell table:style-name="Table1.F3" office:value-type="string">
            <text:p text:style-name="P21">MySQLdb is a C extension to Python to talk to MySQL <text:span text:style-name="T8">(</text:span><text:span text:style-name="T11">pip install mysql-python; import MySQLdb</text:span><text:span text:style-name="T8">)</text:span>. <text:span text:style-name="T5">As of Apr 2016, it doesn’t support Python 3.</text:span><text:span text:style-name="T5"><text:note text:id="ftn3" text:note-class="footnote"><text:note-citation>3</text:note-citation><text:note-body><text:p text:style-name="P148">https://docs.djangoproject.com/en/1.9/ref/databases/; https://pypi.python.org/pypi/MySQL-python/1.2.4</text:p></text:note-body></text:note></text:span><text:span text:style-name="T5"> It also requires appropriate libraries to build itself, so can fail to autoinstall. It doesn’t autoinstall on a clean Linux box. It uses the GPL.</text:span></text:p>
          </table:table-cell>
        </table:table-row>
        <table:table-row>
          <table:table-cell table:style-name="Table1.A3" office:value-type="string">
            <text:p text:style-name="P20"/>
          </table:table-cell>
          <table:table-cell table:style-name="Table1.B3" office:value-type="string">
            <text:p text:style-name="P91">rnc_db</text:p>
          </table:table-cell>
          <table:table-cell table:style-name="Table1.B3" office:value-type="string">
            <text:p text:style-name="P90"><text:span text:style-name="T16">PyMySQL</text:span><text:span text:style-name="T28"> →</text:span><text:span text:style-name="T29"> TCP/IP</text:span></text:p>
          </table:table-cell>
          <table:table-cell table:style-name="Table1.B3" office:value-type="string">
            <text:p text:style-name="P97">Any</text:p>
          </table:table-cell>
          <table:table-cell table:style-name="Table1.B3" office:value-type="string">
            <text:p text:style-name="P92">Yes</text:p>
          </table:table-cell>
          <table:table-cell table:style-name="Table1.F3" office:value-type="string">
            <text:p text:style-name="P90">PyMySQL<text:note text:id="ftn4" text:note-class="footnote"><text:note-citation>4</text:note-citation><text:note-body><text:p text:style-name="P146">https://github.com/PyMySQL/PyMySQL; https://pypi.python.org/pypi/PyMySQL</text:p></text:note-body></text:note> is the preferred Python library <text:span text:style-name="T51">for rnc_db </text:span>(<text:span text:style-name="T9">pip install </text:span><text:span text:style-name="T16">pymysql; import pymysql</text:span>); it’s a pure-Python replacement for MySQLdb. <text:span text:style-name="T51">It uses the MIT License.</text:span></text:p>
          </table:table-cell>
        </table:table-row>
        <table:table-row>
          <table:table-cell table:style-name="Table1.A3" office:value-type="string">
            <text:p text:style-name="P20"/>
          </table:table-cell>
          <table:table-cell table:style-name="Table1.B3" office:value-type="string">
            <text:p text:style-name="P26">rnc_db</text:p>
          </table:table-cell>
          <table:table-cell table:style-name="Table1.B3" office:value-type="string">
            <text:p text:style-name="P24"><text:span text:style-name="T20">mysqlclient</text:span><text:span text:style-name="T28"> →</text:span><text:span text:style-name="T29"> TCP/IP</text:span></text:p>
          </table:table-cell>
          <table:table-cell table:style-name="Table1.B3" office:value-type="string">
            <text:p text:style-name="P38">Linux, Windows</text:p>
          </table:table-cell>
          <table:table-cell table:style-name="Table1.B3" office:value-type="string">
            <text:p text:style-name="P86"><text:bookmark-start text:name="__DdeLink__1821_1942644224"/><text:span text:style-name="T62">Yes, </text:span><text:span text:style-name="T59">but </text:span><text:span text:style-name="T62">GPL</text:span><text:span text:style-name="T59">.</text:span><text:bookmark-end text:name="__DdeLink__1821_1942644224"/></text:p>
          </table:table-cell>
          <table:table-cell table:style-name="Table1.F3" office:value-type="string">
            <text:p text:style-name="P33">mysqlclient (<text:span text:style-name="T9">pip install mysqlclient; </text:span><text:span text:style-name="T16">import MySQLdb</text:span>)<text:note text:id="ftn5" text:note-class="footnote"><text:note-citation>5</text:note-citation><text:note-body><text:p text:style-name="P148">https://pypi.python.org/pypi/mysqlclient</text:p></text:note-body></text:note> is <text:span text:style-name="T77">a drop-in replacement for MySQLdb</text:span>. <text:span text:style-name="T51">It uses the GPL.</text:span></text:p>
          </table:table-cell>
        </table:table-row>
        <table:table-row>
          <table:table-cell table:style-name="Table1.A3" office:value-type="string">
            <text:p text:style-name="P20"/>
          </table:table-cell>
          <table:table-cell table:style-name="Table1.B3" office:value-type="string">
            <text:p text:style-name="P25">rnc_db</text:p>
          </table:table-cell>
          <table:table-cell table:style-name="Table1.B3" office:value-type="string">
            <text:p text:style-name="P30"><text:span text:style-name="T9">jaydebeapi</text:span><text:span text:style-name="T28"> </text:span><text:span text:style-name="T32">(+ jpype) </text:span><text:soft-page-break/><text:span text:style-name="T28">→</text:span><text:span text:style-name="T29"> JDBC</text:span></text:p>
          </table:table-cell>
          <table:table-cell table:style-name="Table1.B3" office:value-type="string">
            <text:p text:style-name="P35">Linux, <text:soft-page-break/>Windows</text:p>
          </table:table-cell>
          <table:table-cell table:style-name="Table1.B3" office:value-type="string">
            <text:p text:style-name="P19">?</text:p>
          </table:table-cell>
          <table:table-cell table:style-name="Table1.F3" office:value-type="string">
            <text:p text:style-name="P45">Untested; no need. <text:span text:style-name="T67">JayDeBeApi (</text:span><text:span text:style-name="T16">pip install jaydebeapi; </text:span><text:soft-page-break/><text:span text:style-name="T16">import jaydebeapi; import jpype</text:span><text:span text:style-name="T67">) runs a link to Java and thus to JDBC.</text:span></text:p>
          </table:table-cell>
        </table:table-row>
        <table:table-row>
          <table:table-cell table:style-name="Table1.A3" office:value-type="string">
            <text:p text:style-name="P20"/>
          </table:table-cell>
          <table:table-cell table:style-name="Table1.B2" office:value-type="string">
            <text:p text:style-name="P20">Django</text:p>
          </table:table-cell>
          <table:table-cell table:style-name="Table1.B2" office:value-type="string">
            <text:p text:style-name="P32"><text:span text:style-name="T16">MySQLdb</text:span><text:span text:style-name="T28"> →</text:span><text:span text:style-name="T29"> TCP/IP</text:span></text:p>
          </table:table-cell>
          <table:table-cell table:style-name="Table1.B2" office:value-type="string">
            <text:p text:style-name="P45">Any</text:p>
          </table:table-cell>
          <table:table-cell table:style-name="Table1.B2" office:value-type="string">
            <text:p text:style-name="P28">No</text:p>
          </table:table-cell>
          <table:table-cell table:style-name="Table1.F2" office:value-type="string">
            <text:p text:style-name="P29">As above. <text:span text:style-name="T98">ENGINE setting is </text:span><text:span text:style-name="T22">django.db.backends.mysql</text:span><text:span text:style-name="T44">.</text:span></text:p>
          </table:table-cell>
        </table:table-row>
        <table:table-row>
          <table:table-cell table:style-name="Table1.A3" office:value-type="string">
            <text:p text:style-name="P20"/>
          </table:table-cell>
          <table:table-cell table:style-name="Table1.B3" office:value-type="string">
            <text:p text:style-name="P25">Django</text:p>
          </table:table-cell>
          <table:table-cell table:style-name="Table1.B3" office:value-type="string">
            <text:p text:style-name="P30"><text:span text:style-name="T9">mysqlclient</text:span><text:span text:style-name="T28"> →</text:span><text:span text:style-name="T29"> TCP/IP</text:span></text:p>
          </table:table-cell>
          <table:table-cell table:style-name="Table1.B3" office:value-type="string">
            <text:p text:style-name="P34">Linux</text:p>
          </table:table-cell>
          <table:table-cell table:style-name="Table1.B3" office:value-type="string">
            <text:p text:style-name="P42">Yes, but <text:span text:style-name="T99">GPL</text:span>.</text:p>
          </table:table-cell>
          <table:table-cell table:style-name="Table1.F3" office:value-type="string">
            <text:p text:style-name="P29">mysqlclient <text:span text:style-name="T77">(see above) </text:span>is <text:span text:style-name="T51">Django’s </text:span>recommended method for using MySQL.<text:note text:id="ftn6" text:note-class="footnote"><text:note-citation>6</text:note-citation><text:note-body><text:p text:style-name="P148">https://docs.djangoproject.com/en/1.9/ref/databases/</text:p></text:note-body></text:note> <text:span text:style-name="T51">It uses the GPL.</text:span></text:p>
          </table:table-cell>
        </table:table-row>
        <table:table-row>
          <table:table-cell table:style-name="Table1.A3" office:value-type="string">
            <text:p text:style-name="P20"/>
          </table:table-cell>
          <table:table-cell table:style-name="Table1.B3" office:value-type="string">
            <text:p text:style-name="P25">Django</text:p>
          </table:table-cell>
          <table:table-cell table:style-name="Table1.B3" office:value-type="string">
            <text:p text:style-name="P39">”</text:p>
          </table:table-cell>
          <table:table-cell table:style-name="Table1.B3" office:value-type="string">
            <text:p text:style-name="P34">Windows</text:p>
          </table:table-cell>
          <table:table-cell table:style-name="Table1.B3" office:value-type="string">
            <text:p text:style-name="P29">Not out of the box.</text:p>
          </table:table-cell>
          <table:table-cell table:style-name="Table1.F3" office:value-type="string">
            <text:p text:style-name="P29">Does not autoinstall (pip install mysqlclient), on a ‘clean’ machine, failing with the “query_vcvarsall” error indicating that it wants the Visual C++ compiler.</text:p>
          </table:table-cell>
        </table:table-row>
        <table:table-row>
          <table:table-cell table:style-name="Table1.A3" office:value-type="string">
            <text:p text:style-name="P20"/>
          </table:table-cell>
          <table:table-cell table:style-name="Table1.B3" office:value-type="string">
            <text:p text:style-name="P25">Django</text:p>
          </table:table-cell>
          <table:table-cell table:style-name="Table1.B3" office:value-type="string">
            <text:p text:style-name="P37"><text:span text:style-name="T16">MySQL Connector/Python</text:span><text:span text:style-name="T27"> →</text:span><text:span text:style-name="T29"> TCP/IP</text:span></text:p>
          </table:table-cell>
          <table:table-cell table:style-name="Table1.B3" office:value-type="string">
            <text:p text:style-name="P36">Linux, Windows</text:p>
          </table:table-cell>
          <table:table-cell table:style-name="Table1.B3" office:value-type="string">
            <text:p text:style-name="P42">Yes, but <text:span text:style-name="T99">GPL</text:span>.</text:p>
          </table:table-cell>
          <table:table-cell table:style-name="Table1.F3" office:value-type="string">
            <text:p text:style-name="P34"><text:span text:style-name="T67">T</text:span>he Oracle <text:span text:style-name="T51">pure-Python </text:span>driver (Oracle own MySQL).<text:note text:id="ftn7" text:note-class="footnote"><text:note-citation>7</text:note-citation><text:note-body><text:p text:style-name="P150">http://dev.mysql.com/downloads/connector/python/</text:p></text:note-body></text:note> It can be installed via pip using a direct-download URL; <text:span text:style-name="T67">then use </text:span><text:span text:style-name="T16">import mysql.connector</text:span>.<text:note text:id="ftn8" text:note-class="footnote"><text:note-citation>8</text:note-citation><text:note-body><text:p text:style-name="P150">http://stackoverflow.com/questions/34489271</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51">This is perhaps unclear legally,</text:span><text:span text:style-name="T51"><text:note text:id="ftn9" text:note-class="footnote"><text:note-citation>9</text:note-citation><text:note-body><text:p text:style-name="P151">http://opensource.stackexchange.com/questions/2139; http://opensource.stackexchange.com/questions/1640</text:p></text:note-body></text:note></text:span><text:span text:style-name="T51"> but best to avoid potential problems.</text:span></text:p>
          </table:table-cell>
        </table:table-row>
        <table:table-row>
          <table:table-cell table:style-name="Table1.A3" office:value-type="string">
            <text:p text:style-name="P20"/>
          </table:table-cell>
          <table:table-cell table:style-name="Table1.B3" office:value-type="string">
            <text:p text:style-name="P91">Django</text:p>
          </table:table-cell>
          <table:table-cell table:style-name="Table1.B3" office:value-type="string">
            <text:p text:style-name="P88"><text:span text:style-name="T16">PyMySQLdb</text:span><text:span text:style-name="T10"> </text:span><text:span text:style-name="T14">(</text:span><text:span text:style-name="T28">masquerading as </text:span><text:span text:style-name="T36">MySQLdb</text:span><text:span text:style-name="T29">) → TCP/IP</text:span></text:p>
          </table:table-cell>
          <table:table-cell table:style-name="Table1.B3" office:value-type="string">
            <text:p text:style-name="P110">Linux, Windows</text:p>
          </table:table-cell>
          <table:table-cell table:style-name="Table1.B3" office:value-type="string">
            <text:p text:style-name="P115">Yes</text:p>
          </table:table-cell>
          <table:table-cell table:style-name="Table1.F3" office:value-type="string">
            <text:p text:style-name="P89">PyMySQL can masquerade as MySQLdb. <text:span text:style-name="T99">The ENGINE setting remains </text:span><text:span text:style-name="T22">django.db.backends.mysql</text:span><text:span text:style-name="T44">, but </text:span><text:span text:style-name="T45">a short extra import statement is required in manage.py.</text:span><text:span text:style-name="T27"><text:note text:id="ftn10" text:note-class="footnote"><text:note-citation>10</text:note-citation><text:note-body><text:p text:style-name="P149">http://stackoverflow.com/questions/2636536; <text:span text:style-name="T26">http://stackoverflow.com/questions/13320343/</text:span></text:p></text:note-body></text:note></text:span></text:p>
          </table:table-cell>
        </table:table-row>
        <table:table-row>
          <table:table-cell table:style-name="Table1.A3" office:value-type="string">
            <text:p text:style-name="P20"/>
          </table:table-cell>
          <table:table-cell table:style-name="Table1.B2" office:value-type="string">
            <text:p text:style-name="P20">SQLAlchemy</text:p>
          </table:table-cell>
          <table:table-cell table:style-name="Table1.B2" office:value-type="string">
            <text:p text:style-name="P76">MySQLdb<text:span text:style-name="T28"> →</text:span><text:span text:style-name="T29"> TCP/IP</text:span></text:p>
          </table:table-cell>
          <table:table-cell table:style-name="Table1.B2" office:value-type="string">
            <text:p text:style-name="P36">Linux, Windows</text:p>
          </table:table-cell>
          <table:table-cell table:style-name="Table1.B2" office:value-type="string">
            <text:p text:style-name="P41">No</text:p>
          </table:table-cell>
          <table:table-cell table:style-name="Table1.F2" office:value-type="string">
            <text:p text:style-name="P42"><text:span text:style-name="T52">Python 2 only, a</text:span>s above. <text:span text:style-name="T66">(MySQLdb is synonymous with mysql-python.)</text:span></text:p>
          </table:table-cell>
        </table:table-row>
        <table:table-row>
          <table:table-cell table:style-name="Table1.A3" office:value-type="string">
            <text:p text:style-name="P20"/>
          </table:table-cell>
          <table:table-cell table:style-name="Table1.B3" office:value-type="string">
            <text:p text:style-name="P91">SQLAlchemy</text:p>
          </table:table-cell>
          <table:table-cell table:style-name="Table1.B3" office:value-type="string">
            <text:p text:style-name="P117">PyMySQL<text:span text:style-name="T29"> → TCP/IP</text:span></text:p>
          </table:table-cell>
          <table:table-cell table:style-name="Table1.B3" office:value-type="string">
            <text:p text:style-name="P93">Linux, Windows</text:p>
          </table:table-cell>
          <table:table-cell table:style-name="Table1.B3" office:value-type="string">
            <text:p text:style-name="P113">Yes</text:p>
          </table:table-cell>
          <table:table-cell table:style-name="Table1.F3" office:value-type="string">
            <text:p text:style-name="P95">SQLAlchemy supports PyMySQL directly. See above. <text:span text:style-name="T66">The URL is ‘</text:span><text:span text:style-name="T35">mysql+pymysql://user:password@host/database</text:span><text:span text:style-name="T66">’.</text:span></text:p>
          </table:table-cell>
        </table:table-row>
        <table:table-row>
          <table:table-cell table:style-name="Table1.A3" office:value-type="string">
            <text:p text:style-name="P20"/>
          </table:table-cell>
          <table:table-cell table:style-name="Table1.B3" office:value-type="string">
            <text:p text:style-name="P25">SQLAlchemy</text:p>
          </table:table-cell>
          <table:table-cell table:style-name="Table1.B3" office:value-type="string">
            <text:p text:style-name="P46"><text:span text:style-name="T16">MySQL Connector/Python</text:span><text:span text:style-name="T28"> →</text:span><text:span text:style-name="T29"> TCP/IP</text:span></text:p>
          </table:table-cell>
          <table:table-cell table:style-name="Table1.B3" office:value-type="string">
            <text:p text:style-name="P36">Linux, Windows</text:p>
          </table:table-cell>
          <table:table-cell table:style-name="Table1.B3" office:value-type="string">
            <text:p text:style-name="P43">Yes, but <text:span text:style-name="T99">GPL</text:span>.</text:p>
          </table:table-cell>
          <table:table-cell table:style-name="Table1.F3" office:value-type="string">
            <text:p text:style-name="P42"><text:span text:style-name="T52">GPL, a</text:span>s above.</text:p>
          </table:table-cell>
        </table:table-row>
        <table:table-row>
          <table:table-cell table:style-name="Table1.A3" office:value-type="string">
            <text:p text:style-name="P20"/>
          </table:table-cell>
          <table:table-cell table:style-name="Table1.B3" office:value-type="string">
            <text:p text:style-name="P25">SQLAlchemy</text:p>
          </table:table-cell>
          <table:table-cell table:style-name="Table1.B3" office:value-type="string">
            <text:p text:style-name="P78">cymysql</text:p>
          </table:table-cell>
          <table:table-cell table:style-name="Table1.B3" office:value-type="string">
            <text:p text:style-name="P69">?</text:p>
          </table:table-cell>
          <table:table-cell table:style-name="Table1.B3" office:value-type="string">
            <text:p text:style-name="P68">?</text:p>
          </table:table-cell>
          <table:table-cell table:style-name="Table1.F3" office:value-type="string">
            <text:p text:style-name="P45">Untested; no need.</text:p>
          </table:table-cell>
        </table:table-row>
        <table:table-row>
          <table:table-cell table:style-name="Table1.A3" office:value-type="string">
            <text:p text:style-name="P20"/>
          </table:table-cell>
          <table:table-cell table:style-name="Table1.B3" office:value-type="string">
            <text:p text:style-name="P25">SQLAlchemy</text:p>
          </table:table-cell>
          <table:table-cell table:style-name="Table1.B3" office:value-type="string">
            <text:p text:style-name="P78">OurSQL</text:p>
          </table:table-cell>
          <table:table-cell table:style-name="Table1.B3" office:value-type="string">
            <text:p text:style-name="P69">?</text:p>
          </table:table-cell>
          <table:table-cell table:style-name="Table1.B3" office:value-type="string">
            <text:p text:style-name="P68">?</text:p>
          </table:table-cell>
          <table:table-cell table:style-name="Table1.F3" office:value-type="string">
            <text:p text:style-name="P45">Untested; no need.</text:p>
          </table:table-cell>
        </table:table-row>
        <table:table-row>
          <table:table-cell table:style-name="Table1.A3" office:value-type="string">
            <text:p text:style-name="P20"/>
          </table:table-cell>
          <table:table-cell table:style-name="Table1.B3" office:value-type="string">
            <text:p text:style-name="P25">SQLAlchemy</text:p>
          </table:table-cell>
          <table:table-cell table:style-name="Table1.B3" office:value-type="string">
            <text:p text:style-name="P45"><text:span text:style-name="T9">PyODBC</text:span><text:span text:style-name="T27"> →</text:span><text:span text:style-name="T29"> ODBC</text:span></text:p>
          </table:table-cell>
          <table:table-cell table:style-name="Table1.B3" office:value-type="string">
            <text:p text:style-name="P69">?</text:p>
          </table:table-cell>
          <table:table-cell table:style-name="Table1.B3" office:value-type="string">
            <text:p text:style-name="P68">?</text:p>
          </table:table-cell>
          <table:table-cell table:style-name="Table1.F3" office:value-type="string">
            <text:p text:style-name="P45">Deprecated by SQLAlchemy.<text:note text:id="ftn11" text:note-class="footnote"><text:note-citation>11</text:note-citation><text:note-body><text:p text:style-name="P152">http://docs.sqlalchemy.org/en/rel_1_0/dialects/mysql.html</text:p></text:note-body></text:note></text:p>
          </table:table-cell>
        </table:table-row>
        <table:table-row>
          <table:table-cell table:style-name="Table1.B3" office:value-type="string">
            <text:p text:style-name="P20"/>
          </table:table-cell>
          <table:table-cell table:style-name="Table1.B3" office:value-type="string">
            <text:p text:style-name="P25">SQLAlchemy</text:p>
          </table:table-cell>
          <table:table-cell table:style-name="Table1.B3" office:value-type="string">
            <text:p text:style-name="P45"><text:span text:style-name="T9">zx</text:span><text:span text:style-name="T16">JDBC</text:span><text:span text:style-name="T27"> →</text:span><text:span text:style-name="T29"> JDBC</text:span></text:p>
          </table:table-cell>
          <table:table-cell table:style-name="Table1.B3" office:value-type="string">
            <text:p text:style-name="P69">?</text:p>
          </table:table-cell>
          <table:table-cell table:style-name="Table1.B3" office:value-type="string">
            <text:p text:style-name="P68">?</text:p>
          </table:table-cell>
          <table:table-cell table:style-name="Table1.F3" office:value-type="string">
            <text:p text:style-name="P45">Experimental only under SQLAlchemy.<text:note text:id="ftn12" text:note-class="footnote"><text:note-citation>12</text:note-citation><text:note-body><text:p text:style-name="P152">http://docs.sqlalchemy.org/en/rel_1_0/dialects/mysql.html</text:p></text:note-body></text:note> <text:span text:style-name="T67">The zxJDBC package is part of Jython.</text:span><text:span text:style-name="T67"><text:note text:id="ftn13" text:note-class="footnote"><text:note-citation>13</text:note-citation><text:note-body><text:p text:style-name="P160"><text:span text:style-name="T68">http://www.jython.org/archive/21/docs/zxjdbc.html; </text:span>http://www.jython.org/jythonbook/en/1.0/DatabasesAndJython.html</text:p></text:note-body></text:note></text:span></text:p>
          </table:table-cell>
        </table:table-row>
        <table:table-row>
          <table:table-cell table:style-name="Table1.B2" office:value-type="string">
            <text:p text:style-name="P79">SQL Server <text:span text:style-name="T64">(MS SQL)</text:span></text:p>
          </table:table-cell>
          <table:table-cell table:style-name="Table1.B2" office:value-type="string">
            <text:p text:style-name="P131">rnc_db</text:p>
          </table:table-cell>
          <table:table-cell table:style-name="Table1.B2" office:value-type="string">
            <text:p text:style-name="P134"><text:span text:style-name="T12">Py</text:span><text:span text:style-name="T21">Py</text:span><text:span text:style-name="T12">ODBC</text:span><text:span text:style-name="T31"> →</text:span><text:span text:style-name="T29"> ODBC</text:span></text:p>
          </table:table-cell>
          <table:table-cell table:style-name="Table1.B2" office:value-type="string">
            <text:p text:style-name="P136">Linux</text:p>
          </table:table-cell>
          <table:table-cell table:style-name="Table1.B2" office:value-type="string">
            <text:p text:style-name="P137"><text:span text:style-name="T73">Preferred when possible. </text:span>Can fail due to bugs in SQL Server <text:span text:style-name="T74">(remediable with admin access).</text:span></text:p>
          </table:table-cell>
          <table:table-cell table:style-name="Table1.F2" office:value-type="string">
            <text:p text:style-name="P129"><text:span text:style-name="T54">Complete the chain like this: → unixODBC → FreeTDS → SQL Server. Configuration is not entirely trivial. See example.</text:span><text:span text:style-name="T54"><text:note text:id="ftn14" text:note-class="footnote"><text:note-citation>14</text:note-citation><text:note-body><text:p text:style-name="P157">http://logrit.com/weblog/2012/07/16/accessing-sql-server-mssql-database-django/</text:p></text:note-body></text:note></text:span><text:span text:style-name="T54"> </text:span>Under Linux, as of 2015, Microsoft’s own ODBC driver<text:note text:id="ftn15" text:note-class="footnote"><text:note-citation>15</text:note-citation><text:note-body><text:p text:style-name="P154">https://msdn.microsoft.com/en-us/library/hh568451(v=sql.110).aspx</text:p></text:note-body></text:note> can crash (“Segmentation fault (core dumped)”); <text:span text:style-name="T76">t</text:span>he major alternative is FreeTDS.<text:note text:id="ftn16" text:note-class="footnote"><text:note-citation>16</text:note-citation><text:note-body><text:p text:style-name="P154">http://www.freetds.org/</text:p></text:note-body></text:note> <text:span text:style-name="T72">However, it’s possible to get the error “Cannot open user default database. Using master database instead.” and a failure to log in when using the FreeTDS tsql command-line tool; this is a known SQL Server bug.</text:span><text:span text:style-name="T72"><text:note text:id="ftn17" text:note-class="footnote"><text:note-citation>17</text:note-citation><text:note-body><text:p text:style-name="P164">https://support.microsoft.com/en-us/kb/196076; <text:span text:style-name="T73">https://support.microsoft.com/en-us/kb/259561; http://blog.gmane.org/gmane.comp.db.tds.freetds/month=20090601/page=3</text:span></text:p></text:note-body></text:note></text:span><text:span text:style-name="T72"> This has required us to use jaydebeapi (below) in the absence of admin rights.</text:span></text:p>
          </table:table-cell>
        </table:table-row>
        <table:table-row>
          <table:table-cell table:style-name="Table1.A3" office:value-type="string">
            <text:p text:style-name="P44"/>
          </table:table-cell>
          <table:table-cell table:style-name="Table1.B3" office:value-type="string">
            <text:p text:style-name="P132">rnc_db</text:p>
          </table:table-cell>
          <table:table-cell table:style-name="Table1.B3" office:value-type="string">
            <text:p text:style-name="P135">”</text:p>
          </table:table-cell>
          <table:table-cell table:style-name="Table1.B3" office:value-type="string">
            <text:p text:style-name="P133">Windows</text:p>
          </table:table-cell>
          <table:table-cell table:style-name="Table1.B3" office:value-type="string">
            <text:p text:style-name="P138"><text:span text:style-name="T73">Preferred when possible. Might</text:span> fail due to bugs in SQL Server <text:span text:style-name="T74">(remediable with admin access).</text:span></text:p>
          </table:table-cell>
          <table:table-cell table:style-name="Table1.F3" office:value-type="string">
            <text:p text:style-name="P128"><text:span text:style-name="T71">Microsoft supply a native ODBC driver.</text:span><text:span text:style-name="T71"><text:note text:id="ftn18" text:note-class="footnote"><text:note-citation>18</text:note-citation><text:note-body><text:p text:style-name="P163">https://www.microsoft.com/en-us/download/details.aspx?id=36434</text:p></text:note-body></text:note></text:span><text:span text:style-name="T71"> Untested.</text:span></text:p>
          </table:table-cell>
        </table:table-row>
        <table:table-row>
          <table:table-cell table:style-name="Table1.A3" office:value-type="string">
            <text:p text:style-name="P44"/>
          </table:table-cell>
          <table:table-cell table:style-name="Table1.B3" office:value-type="string">
            <text:p text:style-name="P48">rnc_db</text:p>
          </table:table-cell>
          <table:table-cell table:style-name="Table1.B3" office:value-type="string">
            <text:p text:style-name="P105"><text:span text:style-name="T19">pymssql</text:span><text:span text:style-name="T32"> </text:span><text:span text:style-name="T28">→</text:span><text:span text:style-name="T29"> </text:span><text:span text:style-name="T42">TCP/IP</text:span></text:p>
          </table:table-cell>
          <table:table-cell table:style-name="Table1.B3" office:value-type="string">
            <text:p text:style-name="P94">Linux, <text:span text:style-name="T75">Windows</text:span></text:p>
          </table:table-cell>
          <table:table-cell table:style-name="Table1.B3" office:value-type="string">
            <text:p text:style-name="P106">XXX</text:p>
          </table:table-cell>
          <table:table-cell table:style-name="Table1.F3" office:value-type="string">
            <text:p text:style-name="P106">XXX</text:p>
          </table:table-cell>
        </table:table-row>
        <text:soft-page-break/>
        <table:table-row>
          <table:table-cell table:style-name="Table1.A3" office:value-type="string">
            <text:p text:style-name="P44"/>
          </table:table-cell>
          <table:table-cell table:style-name="Table1.B3" office:value-type="string">
            <text:p text:style-name="P48">rnc_db</text:p>
          </table:table-cell>
          <table:table-cell table:style-name="Table1.B3" office:value-type="string">
            <text:p text:style-name="P31"><text:span text:style-name="T14">jaydebeapi</text:span><text:span text:style-name="T28"> </text:span><text:span text:style-name="T32">(+ jpype) </text:span><text:span text:style-name="T28">→</text:span><text:span text:style-name="T29"> JDBC</text:span></text:p>
          </table:table-cell>
          <table:table-cell table:style-name="Table1.B3" office:value-type="string">
            <text:p text:style-name="P35">Linux</text:p>
          </table:table-cell>
          <table:table-cell table:style-name="Table1.B3" office:value-type="string">
            <text:p text:style-name="P70">Yes</text:p>
          </table:table-cell>
          <table:table-cell table:style-name="Table1.F3" office:value-type="string">
            <text:p text:style-name="P70">Requires some internal hacks to data types. Tested with the Microsoft JDBC driver under Linux.</text:p>
          </table:table-cell>
        </table:table-row>
        <table:table-row>
          <table:table-cell table:style-name="Table1.A3" office:value-type="string">
            <text:p text:style-name="P44"/>
          </table:table-cell>
          <table:table-cell table:style-name="Table1.B3" office:value-type="string">
            <text:p text:style-name="P48">rnc_db</text:p>
          </table:table-cell>
          <table:table-cell table:style-name="Table1.B3" office:value-type="string">
            <text:p text:style-name="P31"><text:span text:style-name="T9">jaydebeapi</text:span><text:span text:style-name="T28"> </text:span><text:span text:style-name="T32">(+ jpype) </text:span><text:span text:style-name="T28">→</text:span><text:span text:style-name="T29"> JDBC</text:span></text:p>
          </table:table-cell>
          <table:table-cell table:style-name="Table1.B3" office:value-type="string">
            <text:p text:style-name="P45">Windows</text:p>
          </table:table-cell>
          <table:table-cell table:style-name="Table1.B3" office:value-type="string">
            <text:p text:style-name="P68">?</text:p>
          </table:table-cell>
          <table:table-cell table:style-name="Table1.F3" office:value-type="string">
            <text:p text:style-name="P45">Untested.</text:p>
          </table:table-cell>
        </table:table-row>
        <table:table-row>
          <table:table-cell table:style-name="Table1.A3" office:value-type="string">
            <text:p text:style-name="P44"/>
          </table:table-cell>
          <table:table-cell table:style-name="Table1.B2" office:value-type="string">
            <text:p text:style-name="P44">Django</text:p>
          </table:table-cell>
          <table:table-cell table:style-name="Table1.B2" office:value-type="string">
            <text:p text:style-name="P77">django-mssql<text:span text:style-name="T28"> →</text:span><text:span text:style-name="T29"> TCP/IP</text:span></text:p>
          </table:table-cell>
          <table:table-cell table:style-name="Table1.B2" office:value-type="string">
            <text:p text:style-name="P45">Linux</text:p>
          </table:table-cell>
          <table:table-cell table:style-name="Table1.B2" office:value-type="string">
            <text:p text:style-name="P44">No</text:p>
          </table:table-cell>
          <table:table-cell table:style-name="Table1.F2" office:value-type="string">
            <text:p text:style-name="P45">Django doesn’t support SQL Server officially;<text:note text:id="ftn19" text:note-class="footnote"><text:note-citation>19</text:note-citation><text:note-body><text:p text:style-name="P152">https://docs.djangoproject.com/en/1.9/ref/databases/</text:p></text:note-body></text:note> django-mssql is a third-party back-end.<text:note text:id="ftn20" text:note-class="footnote"><text:note-citation>20</text:note-citation><text:note-body><text:p text:style-name="P152">http://django-mssql.readthedocs.org/en/latest/</text:p></text:note-body></text:note> It is Windows-only.<text:note text:id="ftn21" text:note-class="footnote"><text:note-citation>21</text:note-citation><text:note-body><text:p text:style-name="P152">http://stackoverflow.com/questions/22604732</text:p></text:note-body></text:note></text:p>
          </table:table-cell>
        </table:table-row>
        <table:table-row>
          <table:table-cell table:style-name="Table1.A3" office:value-type="string">
            <text:p text:style-name="P44"/>
          </table:table-cell>
          <table:table-cell table:style-name="Table1.B3" office:value-type="string">
            <text:p text:style-name="P48">Django</text:p>
          </table:table-cell>
          <table:table-cell table:style-name="Table1.B3" office:value-type="string">
            <text:p text:style-name="P40">”</text:p>
          </table:table-cell>
          <table:table-cell table:style-name="Table1.B3" office:value-type="string">
            <text:p text:style-name="P45">Windows</text:p>
          </table:table-cell>
          <table:table-cell table:style-name="Table1.B3" office:value-type="string">
            <text:p text:style-name="P49">Presumably!</text:p>
          </table:table-cell>
          <table:table-cell table:style-name="Table1.F3" office:value-type="string">
            <text:p text:style-name="P45">Should work; untested. <text:span text:style-name="T56">Can’t be shipped </text:span></text:p>
          </table:table-cell>
        </table:table-row>
        <table:table-row>
          <table:table-cell table:style-name="Table1.A3" office:value-type="string">
            <text:p text:style-name="P44"/>
          </table:table-cell>
          <table:table-cell table:style-name="Table1.B3" office:value-type="string">
            <text:p text:style-name="P96">Django</text:p>
          </table:table-cell>
          <table:table-cell table:style-name="Table1.B3" office:value-type="string">
            <text:p text:style-name="P118">django-pymssql → pymssql <text:span text:style-name="T27">→ </text:span><text:span text:style-name="T29">TCP/IP</text:span></text:p>
          </table:table-cell>
          <table:table-cell table:style-name="Table1.B3" office:value-type="string">
            <text:p text:style-name="P99">Linux</text:p>
          </table:table-cell>
          <table:table-cell table:style-name="Table1.B3" office:value-type="string">
            <text:p text:style-name="P107">XXX</text:p>
          </table:table-cell>
          <table:table-cell table:style-name="Table1.F3" office:value-type="string">
            <text:p text:style-name="P112">This pair of tools <text:span text:style-name="T56">(MIT License and LGPL respectively)</text:span><text:note text:id="ftn22" text:note-class="footnote"><text:note-citation>22</text:note-citation><text:note-body><text:p text:style-name="P154">https://github.com/aaugustin/django-pymssql; http://www.pymssql.org/en/latest/</text:p></text:note-body></text:note> <text:span text:style-name="T56">is intended for Linux use (</text:span><text:span text:style-name="T15">pip install pymssql; pip install django-pymssql; import pymssql; </text:span><text:span text:style-name="T56">etc.)</text:span>. <text:span text:style-name="T56">The pymssql library uses FreeTDS code to communicate with SQL Server. Under Ubuntu, there are prerequisites for pymssql (</text:span><text:span text:style-name="T15">sudo apt-get install freetds-dev</text:span><text:span text:style-name="T40"> </text:span><text:span text:style-name="T41">first</text:span><text:span text:style-name="T56">). The project self-reports as not quite passing the Django test suite. It’s probably this or the django-pyodbc-azure route (see below). This has the simpler stack. Django ENGINE parameter is ‘sqlserver_pymssql’.</text:span></text:p>
          </table:table-cell>
        </table:table-row>
        <table:table-row>
          <table:table-cell table:style-name="Table1.A3" office:value-type="string">
            <text:p text:style-name="P44"/>
          </table:table-cell>
          <table:table-cell table:style-name="Table1.B3" office:value-type="string">
            <text:p text:style-name="P96">Django</text:p>
          </table:table-cell>
          <table:table-cell table:style-name="Table1.B3" office:value-type="string">
            <text:p text:style-name="P118">django-pymssql → pymssql <text:span text:style-name="T27">→ </text:span><text:span text:style-name="T29">TCP/IP</text:span></text:p>
          </table:table-cell>
          <table:table-cell table:style-name="Table1.B3" office:value-type="string">
            <text:p text:style-name="P60">Windows</text:p>
          </table:table-cell>
          <table:table-cell table:style-name="Table1.B3" office:value-type="string">
            <text:p text:style-name="P108">XXX</text:p>
          </table:table-cell>
          <table:table-cell table:style-name="Table1.F3" office:value-type="string">
            <text:p text:style-name="P108">XXX</text:p>
          </table:table-cell>
        </table:table-row>
        <table:table-row>
          <table:table-cell table:style-name="Table1.A3" office:value-type="string">
            <text:p text:style-name="P44"/>
          </table:table-cell>
          <table:table-cell table:style-name="Table1.B3" office:value-type="string">
            <text:p text:style-name="P48">Django</text:p>
          </table:table-cell>
          <table:table-cell table:style-name="Table1.B3" office:value-type="string">
            <text:p text:style-name="P45"><text:span text:style-name="T13">django-pyodbc</text:span><text:span text:style-name="T30"> →</text:span><text:span text:style-name="T29"> ODBC</text:span></text:p>
          </table:table-cell>
          <table:table-cell table:style-name="Table1.B3" office:value-type="string">
            <text:p text:style-name="P45">Linux</text:p>
          </table:table-cell>
          <table:table-cell table:style-name="Table1.B3" office:value-type="string">
            <text:p text:style-name="P44">No</text:p>
          </table:table-cell>
          <table:table-cell table:style-name="Table1.F3" office:value-type="string">
            <text:p text:style-name="P50">The django-pyodbc project doesn’t support Python 3.<text:note text:id="ftn23" text:note-class="footnote"><text:note-citation>23</text:note-citation><text:note-body><text:p text:style-name="P154">https://pypi.python.org/pypi/django-pyodbc</text:p></text:note-body></text:note></text:p>
          </table:table-cell>
        </table:table-row>
        <table:table-row>
          <table:table-cell table:style-name="Table1.A3" office:value-type="string">
            <text:p text:style-name="P44"/>
          </table:table-cell>
          <table:table-cell table:style-name="Table1.B3" office:value-type="string">
            <text:p text:style-name="P48">Django</text:p>
          </table:table-cell>
          <table:table-cell table:style-name="Table1.B3" office:value-type="string">
            <text:p text:style-name="P80">django-sqlserver<text:span text:style-name="T27"> →</text:span><text:span text:style-name="T29"> python-tds</text:span><text:span text:style-name="T28"> →</text:span><text:span text:style-name="T29"> TCP/IP</text:span></text:p>
          </table:table-cell>
          <table:table-cell table:style-name="Table1.B3" office:value-type="string">
            <text:p text:style-name="P45">?</text:p>
          </table:table-cell>
          <table:table-cell table:style-name="Table1.B3" office:value-type="string">
            <text:p text:style-name="P52">No</text:p>
          </table:table-cell>
          <table:table-cell table:style-name="Table1.F3" office:value-type="string">
            <text:p text:style-name="P51"><text:span text:style-name="T55">In 2015, failed with Django 1.9rc1. </text:span>Documented as buggy.<text:note text:id="ftn24" text:note-class="footnote"><text:note-citation>24</text:note-citation><text:note-body><text:p text:style-name="P155">https://github.com/denisenkom/django-sqlserver; <text:span text:style-name="T54">older version was https://bitbucket.org/denisenkom/django-pytds</text:span></text:p></text:note-body></text:note> <text:span text:style-name="T54">Formerly known as django-pytds. Uses the python-tds interface.</text:span><text:span text:style-name="T54"><text:note text:id="ftn25" text:note-class="footnote"><text:note-citation>25</text:note-citation><text:note-body><text:p text:style-name="P156">https://pypi.python.org/pypi/python-tds</text:p></text:note-body></text:note></text:span></text:p>
          </table:table-cell>
        </table:table-row>
        <table:table-row>
          <table:table-cell table:style-name="Table1.A3" office:value-type="string">
            <text:p text:style-name="P44"/>
          </table:table-cell>
          <table:table-cell table:style-name="Table1.B3" office:value-type="string">
            <text:p text:style-name="P48">Django</text:p>
          </table:table-cell>
          <table:table-cell table:style-name="Table1.B3" office:value-type="string">
            <text:p text:style-name="P56">django-jython → <text:span text:style-name="T9">zxJDBC</text:span><text:span text:style-name="T27"> → JDBC [→ jTDS or native driver]</text:span></text:p>
          </table:table-cell>
          <table:table-cell table:style-name="Table1.B3" office:value-type="string">
            <text:p text:style-name="P45"/>
          </table:table-cell>
          <table:table-cell table:style-name="Table1.B3" office:value-type="string">
            <text:p text:style-name="P19"/>
          </table:table-cell>
          <table:table-cell table:style-name="Table1.F3" office:value-type="string">
            <text:p text:style-name="P53">Requires running Django under Jython, adding complexity. <text:span text:style-name="T55">See below.</text:span></text:p>
          </table:table-cell>
        </table:table-row>
        <table:table-row>
          <table:table-cell table:style-name="Table1.A3" office:value-type="string">
            <text:p text:style-name="P44"/>
          </table:table-cell>
          <table:table-cell table:style-name="Table1.B3" office:value-type="string">
            <text:p text:style-name="P96">Django</text:p>
          </table:table-cell>
          <table:table-cell table:style-name="Table1.B3" office:value-type="string">
            <text:p text:style-name="P98"><text:span text:style-name="T9">django-pyodbc-azure</text:span> → pyodbc → ODBC</text:p>
          </table:table-cell>
          <table:table-cell table:style-name="Table1.B3" office:value-type="string">
            <text:p text:style-name="P98">Linux</text:p>
          </table:table-cell>
          <table:table-cell table:style-name="Table1.B3" office:value-type="string">
            <text:p text:style-name="P111">Yes</text:p>
          </table:table-cell>
          <table:table-cell table:style-name="Table1.F3" office:value-type="string">
            <text:p text:style-name="P98">Up to date, <text:span text:style-name="T65">and with the BSD License</text:span>.<text:note text:id="ftn26" text:note-class="footnote"><text:note-citation>26</text:note-citation><text:note-body><text:p text:style-name="P156">django-pyodbc-azure</text:p></text:note-body></text:note> <text:span text:style-name="T56">The Django ENGINE setting is ‘sql_server.pyodbc’.</text:span></text:p>
          </table:table-cell>
        </table:table-row>
        <table:table-row>
          <table:table-cell table:style-name="Table1.A3" office:value-type="string">
            <text:p text:style-name="P44"/>
          </table:table-cell>
          <table:table-cell table:style-name="Table1.B3" office:value-type="string">
            <text:p text:style-name="P96">Django</text:p>
          </table:table-cell>
          <table:table-cell table:style-name="Table1.B3" office:value-type="string">
            <text:p text:style-name="P98"><text:span text:style-name="T9">django-pyodbc-azure</text:span> → pyodbc → ODBC</text:p>
          </table:table-cell>
          <table:table-cell table:style-name="Table1.B3" office:value-type="string">
            <text:p text:style-name="P100">Windows</text:p>
          </table:table-cell>
          <table:table-cell table:style-name="Table1.B3" office:value-type="string">
            <text:p text:style-name="P109">XXX</text:p>
          </table:table-cell>
          <table:table-cell table:style-name="Table1.F3" office:value-type="string">
            <text:p text:style-name="P109">XXX</text:p>
          </table:table-cell>
        </table:table-row>
        <table:table-row>
          <table:table-cell table:style-name="Table1.A3" office:value-type="string">
            <text:p text:style-name="P44"/>
          </table:table-cell>
          <table:table-cell table:style-name="Table1.B2" office:value-type="string">
            <text:p text:style-name="P54">SQLAlchemy</text:p>
          </table:table-cell>
          <table:table-cell table:style-name="Table1.B2" office:value-type="string">
            <text:p text:style-name="P82"><text:span text:style-name="T54">P</text:span>yODBC<text:span text:style-name="T27"> →</text:span><text:span text:style-name="T33"> ODBC</text:span></text:p>
          </table:table-cell>
          <table:table-cell table:style-name="Table1.B2" office:value-type="string">
            <text:p text:style-name="P61">Linux, <text:span text:style-name="T75">Windows</text:span></text:p>
          </table:table-cell>
          <table:table-cell table:style-name="Table1.B2" office:value-type="string">
            <text:p text:style-name="P57">?</text:p>
          </table:table-cell>
          <table:table-cell table:style-name="Table1.F2" office:value-type="string">
            <text:p text:style-name="P58">Untested; no need.</text:p>
          </table:table-cell>
        </table:table-row>
        <table:table-row>
          <table:table-cell table:style-name="Table1.A3" office:value-type="string">
            <text:p text:style-name="P44"/>
          </table:table-cell>
          <table:table-cell table:style-name="Table1.B3" office:value-type="string">
            <text:p text:style-name="P55">SQLAlchemy</text:p>
          </table:table-cell>
          <table:table-cell table:style-name="Table1.B3" office:value-type="string">
            <text:p text:style-name="P82">mxODBC</text:p>
          </table:table-cell>
          <table:table-cell table:style-name="Table1.B3" office:value-type="string">
            <text:p text:style-name="P58">Any</text:p>
          </table:table-cell>
          <table:table-cell table:style-name="Table1.B3" office:value-type="string">
            <text:p text:style-name="P57">Untested</text:p>
          </table:table-cell>
          <table:table-cell table:style-name="Table1.F3" office:value-type="string">
            <text:p text:style-name="P58">Ignored: commercial.<text:note text:id="ftn27" text:note-class="footnote"><text:note-citation>27</text:note-citation><text:note-body><text:p text:style-name="P158">http://www.egenix.com/products/python/mxODBC/</text:p></text:note-body></text:note></text:p>
          </table:table-cell>
        </table:table-row>
        <table:table-row>
          <table:table-cell table:style-name="Table1.A3" office:value-type="string">
            <text:p text:style-name="P44"/>
          </table:table-cell>
          <table:table-cell table:style-name="Table1.B3" office:value-type="string">
            <text:p text:style-name="P55">SQLAlchemy</text:p>
          </table:table-cell>
          <table:table-cell table:style-name="Table1.B3" office:value-type="string">
            <text:p text:style-name="P139">pymssql<text:span text:style-name="T27"> →</text:span><text:span text:style-name="T33"> TCP/IP</text:span></text:p>
          </table:table-cell>
          <table:table-cell table:style-name="Table1.B3" office:value-type="string">
            <text:p text:style-name="P61">Linux, <text:span text:style-name="T75">Windows</text:span></text:p>
          </table:table-cell>
          <table:table-cell table:style-name="Table1.B3" office:value-type="string">
            <text:p text:style-name="P107">XXX</text:p>
          </table:table-cell>
          <table:table-cell table:style-name="Table1.F3" office:value-type="string">
            <text:p text:style-name="P109">XXX</text:p>
          </table:table-cell>
        </table:table-row>
        <table:table-row>
          <table:table-cell table:style-name="Table1.A3" office:value-type="string">
            <text:p text:style-name="P44"/>
          </table:table-cell>
          <table:table-cell table:style-name="Table1.B3" office:value-type="string">
            <text:p text:style-name="P55">SQLAlchemy</text:p>
          </table:table-cell>
          <table:table-cell table:style-name="Table1.B3" office:value-type="string">
            <text:p text:style-name="P85">Jython → <text:span text:style-name="T9">zxJDBC</text:span></text:p>
          </table:table-cell>
          <table:table-cell table:style-name="Table1.B3" office:value-type="string">
            <text:p text:style-name="P58">Linux, <text:span text:style-name="T75">Windows</text:span></text:p>
          </table:table-cell>
          <table:table-cell table:style-name="Table1.B3" office:value-type="string">
            <text:p text:style-name="P57">?</text:p>
          </table:table-cell>
          <table:table-cell table:style-name="Table1.F3" office:value-type="string">
            <text:p text:style-name="P59">Requires Jython, adding complexity; see below. Untested; no need.</text:p>
          </table:table-cell>
        </table:table-row>
        <table:table-row>
          <table:table-cell table:style-name="Table1.B3" office:value-type="string">
            <text:p text:style-name="P44"/>
          </table:table-cell>
          <table:table-cell table:style-name="Table1.B3" office:value-type="string">
            <text:p text:style-name="P55">SQLAlchemy</text:p>
          </table:table-cell>
          <table:table-cell table:style-name="Table1.B3" office:value-type="string">
            <text:p text:style-name="P82">adodbapi</text:p>
          </table:table-cell>
          <table:table-cell table:style-name="Table1.B3" office:value-type="string">
            <text:p text:style-name="P58">Any</text:p>
          </table:table-cell>
          <table:table-cell table:style-name="Table1.B3" office:value-type="string">
            <text:p text:style-name="P57">No</text:p>
          </table:table-cell>
          <table:table-cell table:style-name="Table1.F3" office:value-type="string">
            <text:p text:style-name="P58">Not implemented in SQLAlchemy 0.6+.<text:note text:id="ftn28" text:note-class="footnote"><text:note-citation>28</text:note-citation><text:note-body><text:p text:style-name="P158">http://docs.sqlalchemy.org/en/latest/dialects/mssql.html</text:p></text:note-body></text:note></text:p>
          </table:table-cell>
        </table:table-row>
        <table:table-row>
          <table:table-cell table:style-name="Table1.B2" office:value-type="string">
            <text:p text:style-name="P62">PostgreSQL</text:p>
          </table:table-cell>
          <table:table-cell table:style-name="Table1.B2" office:value-type="string">
            <text:p text:style-name="P120">rnc_db</text:p>
          </table:table-cell>
          <table:table-cell table:style-name="Table1.B2" office:value-type="string">
            <text:p text:style-name="P124"><text:span text:style-name="T12">Py</text:span><text:span text:style-name="T21">Py</text:span><text:span text:style-name="T12">ODBC</text:span><text:span text:style-name="T31"> →</text:span><text:span text:style-name="T29"> ODBC</text:span></text:p>
          </table:table-cell>
          <table:table-cell table:style-name="Table1.B2" office:value-type="string">
            <text:p text:style-name="P125">Linux</text:p>
          </table:table-cell>
          <table:table-cell table:style-name="Table1.B2" office:value-type="string">
            <text:p text:style-name="P140">PostgreSQL engine not yet supported.</text:p>
          </table:table-cell>
          <table:table-cell table:style-name="Table1.F39" office:value-type="string">
            <text:p text:style-name="P128"><text:span text:style-name="T70">Use the psqlODBC driver,</text:span><text:span text:style-name="T70"><text:note text:id="ftn29" text:note-class="footnote"><text:note-citation>29</text:note-citation><text:note-body><text:p text:style-name="P161">https://odbc.postgresql.org/</text:p></text:note-body></text:note></text:span><text:span text:style-name="T70"> from source or via </text:span><text:span text:style-name="T18">sudo apt-get install odbc-postgresql</text:span><text:span text:style-name="T38">. </text:span><text:span text:style-name="T39">It will autoinstall to /etc/odbcinst.ini; then edit /etc/odbc.ini for specific databases (or a user version).</text:span><text:span text:style-name="T39"><text:note text:id="ftn30" text:note-class="footnote"><text:note-citation>30</text:note-citation><text:note-body><text:p text:style-name="P162">See e.g. https://wiki.freeswitch.org/wiki/Using_ODBC_in_the_core</text:p></text:note-body></text:note></text:span></text:p>
          </table:table-cell>
        </table:table-row>
        <table:table-row>
          <table:table-cell table:style-name="Table1.B3" office:value-type="string">
            <text:p text:style-name="P62"/>
          </table:table-cell>
          <table:table-cell table:style-name="Table1.B3" office:value-type="string">
            <text:p text:style-name="P121">rnc_db</text:p>
          </table:table-cell>
          <table:table-cell table:style-name="Table1.B3" office:value-type="string">
            <text:p text:style-name="P127">”</text:p>
          </table:table-cell>
          <table:table-cell table:style-name="Table1.B3" office:value-type="string">
            <text:p text:style-name="P122">Windows</text:p>
          </table:table-cell>
          <table:table-cell table:style-name="Table1.B3" office:value-type="string">
            <text:p text:style-name="P140">PostgreSQL engine not yet supported.</text:p>
          </table:table-cell>
          <table:table-cell table:style-name="Table1.F3" office:value-type="string">
            <text:p text:style-name="P130">Use the psqlODBC driver, as above, but binaries are available for Windows.</text:p>
          </table:table-cell>
        </table:table-row>
        <table:table-row>
          <table:table-cell table:style-name="Table1.B3" office:value-type="string">
            <text:p text:style-name="P62"/>
          </table:table-cell>
          <table:table-cell table:style-name="Table1.B3" office:value-type="string">
            <text:p text:style-name="P123">rnc_db</text:p>
          </table:table-cell>
          <table:table-cell table:style-name="Table1.B3" office:value-type="string">
            <text:p text:style-name="P142"><text:span text:style-name="T14">p</text:span><text:span text:style-name="T9">sycopg2 </text:span><text:span text:style-name="T27">→ TCP/IP</text:span></text:p>
          </table:table-cell>
          <table:table-cell table:style-name="Table1.B3" office:value-type="string">
            <text:p text:style-name="P126">Linux, <text:span text:style-name="T75">Windows</text:span></text:p>
          </table:table-cell>
          <table:table-cell table:style-name="Table1.B3" office:value-type="string">
            <text:p text:style-name="P141">PostgreSQL engine not yet supported.</text:p>
          </table:table-cell>
          <table:table-cell table:style-name="Table1.F3" office:value-type="string">
            <text:p text:style-name="P141">psycopg2 not yet supported.</text:p>
          </table:table-cell>
        </table:table-row>
        <table:table-row>
          <table:table-cell table:style-name="Table1.B3" office:value-type="string">
            <text:p text:style-name="P62"/>
          </table:table-cell>
          <table:table-cell table:style-name="Table1.B3" office:value-type="string">
            <text:p text:style-name="P187">rnc_db</text:p>
          </table:table-cell>
          <table:table-cell table:style-name="Table1.B3" office:value-type="string">
            <text:p text:style-name="P189"><text:span text:style-name="T14">p</text:span><text:span text:style-name="T23">y-postgresql</text:span><text:span text:style-name="T9"> </text:span><text:span text:style-name="T27">→ TCP/IP</text:span></text:p>
          </table:table-cell>
          <table:table-cell table:style-name="Table1.B3" office:value-type="string">
            <text:p text:style-name="P126">Linux, <text:span text:style-name="T75">Windows</text:span></text:p>
          </table:table-cell>
          <table:table-cell table:style-name="Table1.B3" office:value-type="string">
            <text:p text:style-name="P141">PostgreSQL engine not yet supported.</text:p>
          </table:table-cell>
          <table:table-cell table:style-name="Table1.F3" office:value-type="string">
            <text:p text:style-name="P141"><text:span text:style-name="T106">py-postgresql</text:span> not yet supported.</text:p>
          </table:table-cell>
        </table:table-row>
        <text:soft-page-break/>
        <table:table-row>
          <table:table-cell table:style-name="Table1.B3" office:value-type="string">
            <text:p text:style-name="P62"/>
          </table:table-cell>
          <table:table-cell table:style-name="Table1.B3" office:value-type="string">
            <text:p text:style-name="P48">rnc_db</text:p>
          </table:table-cell>
          <table:table-cell table:style-name="Table1.B3" office:value-type="string">
            <text:p text:style-name="P31"><text:span text:style-name="T14">jaydebeapi</text:span><text:span text:style-name="T28"> </text:span><text:span text:style-name="T32">(+ jpype) </text:span><text:span text:style-name="T28">→</text:span><text:span text:style-name="T29"> JDBC</text:span></text:p>
          </table:table-cell>
          <table:table-cell table:style-name="Table1.B3" office:value-type="string">
            <text:p text:style-name="P35">Linux, <text:span text:style-name="T75">Windows</text:span></text:p>
          </table:table-cell>
          <table:table-cell table:style-name="Table1.B3" office:value-type="string">
            <text:p text:style-name="P68">?</text:p>
          </table:table-cell>
          <table:table-cell table:style-name="Table1.F3" office:value-type="string">
            <text:p text:style-name="P45">Untested; no need.</text:p>
          </table:table-cell>
        </table:table-row>
        <table:table-row>
          <table:table-cell table:style-name="Table1.B3" office:value-type="string">
            <text:p text:style-name="P62"/>
          </table:table-cell>
          <table:table-cell table:style-name="Table1.B2" office:value-type="string">
            <text:p text:style-name="P101">Django</text:p>
          </table:table-cell>
          <table:table-cell table:style-name="Table1.B2" office:value-type="string">
            <text:p text:style-name="P102">Built in via <text:span text:style-name="T9">psycopg2 </text:span><text:span text:style-name="T27">→</text:span><text:span text:style-name="T37"> TCP/IP</text:span></text:p>
          </table:table-cell>
          <table:table-cell table:style-name="Table1.B2" office:value-type="string">
            <text:p text:style-name="P102">Linux; <text:span text:style-name="T68">Windows</text:span></text:p>
          </table:table-cell>
          <table:table-cell table:style-name="Table1.B2" office:value-type="string">
            <text:p text:style-name="P114">Presumed, as <text:span text:style-name="T69">Django</text:span>’s preferred interface.</text:p>
          </table:table-cell>
          <table:table-cell table:style-name="Table1.F2" office:value-type="string">
            <text:p text:style-name="P103">Psycopg (<text:span text:style-name="T9">pip install psycopg2; </text:span><text:span text:style-name="T17">import psycopg2)</text:span> uses the LGPL.<text:note text:id="ftn31" text:note-class="footnote"><text:note-citation>31</text:note-citation><text:note-body><text:p text:style-name="P159">http://initd.org/psycopg/</text:p></text:note-body></text:note></text:p>
          </table:table-cell>
        </table:table-row>
        <table:table-row>
          <table:table-cell table:style-name="Table1.B3" office:value-type="string">
            <text:p text:style-name="P62"/>
          </table:table-cell>
          <table:table-cell table:style-name="Table1.B2" office:value-type="string">
            <text:p text:style-name="P101">SQLAlchemy</text:p>
          </table:table-cell>
          <table:table-cell table:style-name="Table1.B2" office:value-type="string">
            <text:p text:style-name="P119">psycopg2<text:span text:style-name="T27"> →</text:span><text:span text:style-name="T37"> TCP/IP</text:span></text:p>
          </table:table-cell>
          <table:table-cell table:style-name="Table1.B2" office:value-type="string">
            <text:p text:style-name="P102">Linux; <text:span text:style-name="T68">Windows</text:span></text:p>
          </table:table-cell>
          <table:table-cell table:style-name="Table1.B2" office:value-type="string">
            <text:p text:style-name="P116">Yes.</text:p>
          </table:table-cell>
          <table:table-cell table:style-name="Table1.F2" office:value-type="string">
            <text:p text:style-name="P104">The URL is ‘postgresql://user:password@host/database’.</text:p>
          </table:table-cell>
        </table:table-row>
        <table:table-row>
          <table:table-cell table:style-name="Table1.B3" office:value-type="string">
            <text:p text:style-name="P62"/>
          </table:table-cell>
          <table:table-cell table:style-name="Table1.B3" office:value-type="string">
            <text:p text:style-name="P62">SQLAlchemy</text:p>
          </table:table-cell>
          <table:table-cell table:style-name="Table1.B3" office:value-type="string">
            <text:p text:style-name="P83">pg8000</text:p>
          </table:table-cell>
          <table:table-cell table:style-name="Table1.B3" office:value-type="string">
            <text:p text:style-name="P63">Any</text:p>
          </table:table-cell>
          <table:table-cell table:style-name="Table1.B3" office:value-type="string">
            <text:p text:style-name="P71">?</text:p>
          </table:table-cell>
          <table:table-cell table:style-name="Table1.F3" office:value-type="string">
            <text:p text:style-name="P182">Untested; no need. <text:span text:style-name="T7">But this is pure Python (though slower than py-postgresql in others’ benchmarks), where psycopg2 has other dependencies.</text:span></text:p>
          </table:table-cell>
        </table:table-row>
        <table:table-row>
          <table:table-cell table:style-name="Table1.B3" office:value-type="string">
            <text:p text:style-name="P62"/>
          </table:table-cell>
          <table:table-cell table:style-name="Table1.B3" office:value-type="string">
            <text:p text:style-name="P62">SQLAlchemy</text:p>
          </table:table-cell>
          <table:table-cell table:style-name="Table1.B3" office:value-type="string">
            <text:p text:style-name="P83">psycopg2cffi</text:p>
          </table:table-cell>
          <table:table-cell table:style-name="Table1.B3" office:value-type="string">
            <text:p text:style-name="P63">Any</text:p>
          </table:table-cell>
          <table:table-cell table:style-name="Table1.B3" office:value-type="string">
            <text:p text:style-name="P71">?</text:p>
          </table:table-cell>
          <table:table-cell table:style-name="Table1.F3" office:value-type="string">
            <text:p text:style-name="P63">Untested; no need.</text:p>
          </table:table-cell>
        </table:table-row>
        <table:table-row>
          <table:table-cell table:style-name="Table1.B3" office:value-type="string">
            <text:p text:style-name="P62"/>
          </table:table-cell>
          <table:table-cell table:style-name="Table1.B3" office:value-type="string">
            <text:p text:style-name="P62">SQLAlchemy</text:p>
          </table:table-cell>
          <table:table-cell table:style-name="Table1.B3" office:value-type="string">
            <text:p text:style-name="P83">py-postgresql</text:p>
          </table:table-cell>
          <table:table-cell table:style-name="Table1.B3" office:value-type="string">
            <text:p text:style-name="P63">Any</text:p>
          </table:table-cell>
          <table:table-cell table:style-name="Table1.B3" office:value-type="string">
            <text:p text:style-name="P71">?</text:p>
          </table:table-cell>
          <table:table-cell table:style-name="Table1.F3" office:value-type="string">
            <text:p text:style-name="P63">Untested; no need. <text:span text:style-name="T7">But this is pure Python (and faster than pg8000 in others’ benchmarks), where psycopg2 has other dependencies.</text:span></text:p>
          </table:table-cell>
        </table:table-row>
        <table:table-row>
          <table:table-cell table:style-name="Table1.B3" office:value-type="string">
            <text:p text:style-name="P62"/>
          </table:table-cell>
          <table:table-cell table:style-name="Table1.B3" office:value-type="string">
            <text:p text:style-name="P62">SQLAlchemy</text:p>
          </table:table-cell>
          <table:table-cell table:style-name="Table1.B3" office:value-type="string">
            <text:p text:style-name="P63">Jython → <text:span text:style-name="T9">zxJDBC</text:span></text:p>
          </table:table-cell>
          <table:table-cell table:style-name="Table1.B3" office:value-type="string">
            <text:p text:style-name="P63">Any</text:p>
          </table:table-cell>
          <table:table-cell table:style-name="Table1.B3" office:value-type="string">
            <text:p text:style-name="P71">?</text:p>
          </table:table-cell>
          <table:table-cell table:style-name="Table1.F3" office:value-type="string">
            <text:p text:style-name="P63">Untested; no need.</text:p>
          </table:table-cell>
        </table:table-row>
      </table:table>
      <text:p text:style-name="P9"/>
      <text:p text:style-name="P14"><text:span text:style-name="T53">It’s normally easy for Python to talk to ODBC (via PyODBC). ODBC is built into Windows. ODBC is provided for Linux via third-party products, notably unixODBC.</text:span><text:span text:style-name="T53"><text:note text:id="ftn32" text:note-class="footnote"><text:note-citation>32</text:note-citation><text:note-body><text:p text:style-name="P154">http://www.unixodbc.org/</text:p></text:note-body></text:note></text:span><text:span text:style-name="T53"> <text:s/>However, the ODBC system also requires a database-specific driver, and sometimes this is fiddly.</text:span></text:p>
      <text:p text:style-name="P13"><text:span text:style-name="T53">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53"><text:note text:id="ftn33" text:note-class="footnote"><text:note-citation>33</text:note-citation><text:note-body><text:p text:style-name="P154">https://www.microsoft.com/en-gb/download/details.aspx?id=11774</text:p></text:note-body></text:note></text:span><text:span text:style-name="T53"> (2) jTDS is an open-source Type 4 JDBC driver for SQL Server (based on FreeTDS).</text:span><text:span text:style-name="T53"><text:note text:id="ftn34" text:note-class="footnote"><text:note-citation>34</text:note-citation><text:note-body><text:p text:style-name="P154">http://jtds.sourceforge.net/</text:p></text:note-body></text:note></text:span><text:span text:style-name="T53">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Summary</text:h>
      <text:p text:style-name="P12">On this basis:</text:p>
      <text:list xml:id="list3327092214959254174" text:style-name="L1">
        <text:list-item>
          <text:p text:style-name="P174"><text:span text:style-name="T12">PyMySQL </text:span><text:span text:style-name="T31">is recommended for MySQL</text:span><text:span text:style-name="T47">.</text:span></text:p>
        </text:list-item>
        <text:list-item>
          <text:p text:style-name="P174"><text:span text:style-name="T24">pymssql</text:span><text:span text:style-name="T47"> is recommended for SQL Server. </text:span><text:span text:style-name="T50">(If you get a connection error, as per the SQL Server bug above, get your admin to sort it out.)</text:span></text:p>
        </text:list-item>
        <text:list-item>
          <text:p text:style-name="P175"><text:span text:style-name="T9">psycopg2 </text:span><text:span text:style-name="T39">is </text:span><text:span text:style-name="T27">recommended for PostgreSQL</text:span><text:span text:style-name="T34">.</text:span></text:p>
        </text:list-item>
      </text:list>
      <text:p text:style-name="P15">CRATE bundles in PyMySQL, <text:s/><text:span text:style-name="T48">pyodbc, </text:span><text:span text:style-name="T49">django-pyodbc-azure, </text:span><text:span text:style-name="T48">pymssql, django-pymssql, </text:span><text:span text:style-name="T46">and psycopg2</text:span><text:span text:style-name="T48">.</text:span></text:p>
      <text:p text:style-name="P11">Note that the default TCP/IP ports are: MySQL 3306, SQL Server 1433, PostgreSQL 5432.</text:p>
      <text:h text:style-name="P193" text:outline-level="1">Cross-platform hosting</text:h>
      <text:p text:style-name="P18">For Ubuntu, CRATE is packaged as a Debian .DEB file and will install itself, though will not configure the web front end (intrinsically a separate configuration task).</text:p>
      <text:p text:style-name="P18">If you have to run under Windows, then one option is a VirtualBox.<text:note text:id="ftn35" text:note-class="footnote"><text:note-citation>35</text:note-citation><text:note-body><text:p text:style-name="P166">https://www.virtualbox.org/</text:p></text:note-body></text:note></text:p>
      <text:p text:style-name="P17">In the conversion from Ubuntu to Windows:</text:p>
      <table:table table:name="Table2" table:style-name="Table2">
        <table:table-column table:style-name="Table2.A"/>
        <table:table-column table:style-name="Table2.B"/>
        <table:table-row>
          <table:table-cell table:style-name="Table2.A1" office:value-type="string">
            <text:p text:style-name="P65">Python code, i.e. CRATE itself</text:p>
          </table:table-cell>
          <table:table-cell table:style-name="Table2.B1" office:value-type="string">
            <text:p text:style-name="P65">Cross-platform</text:p>
          </table:table-cell>
        </table:table-row>
        <table:table-row>
          <table:table-cell table:style-name="Table2.A2" office:value-type="string">
            <text:p text:style-name="P65">Database connections</text:p>
          </table:table-cell>
          <table:table-cell table:style-name="Table2.B2" office:value-type="string">
            <text:p text:style-name="P65">All configurable, and Windows connections available for all. MySQL supported under Windows.</text:p>
          </table:table-cell>
        </table:table-row>
        <table:table-row>
          <table:table-cell table:style-name="Table2.A2" office:value-type="string">
            <text:p text:style-name="P65">Text extraction tools</text:p>
          </table:table-cell>
          <table:table-cell table:style-name="Table2.B2" office:value-type="string">
            <text:p text:style-name="P66">The Linux tools used are unrtf (.RTF), pdftotext (.PDF), antiword (.DOC), strings (anything). They are generally very fast. CRATE calls them by name.</text:p>
            <text:list xml:id="list6181906703480243513" text:style-name="L2">
              <text:list-item>
                <text:p text:style-name="P180">unrtf is available for Windows (license: GPL).<text:note text:id="ftn36" text:note-class="footnote"><text:note-citation>36</text:note-citation><text:note-body><text:p text:style-name="P165">https://www.gnu.org/software/unrtf/; http://gnuwin32.sourceforge.net/packages/unrtf.htm</text:p></text:note-body></text:note></text:p>
              </text:list-item>
              <text:list-item>
                <text:p text:style-name="P180">pdftotext is available for Windows as part of Xpdf (license: GPL).<text:note text:id="ftn37" text:note-class="footnote"><text:note-citation>37</text:note-citation><text:note-body><text:p text:style-name="P165">http://www.foolabs.com/xpdf/</text:p></text:note-body></text:note></text:p>
              </text:list-item>
              <text:list-item>
                <text:p text:style-name="P180"><text:soft-page-break/>antiword<text:note text:id="ftn38" text:note-class="footnote"><text:note-citation>38</text:note-citation><text:note-body><text:p text:style-name="P165">http://www.winfield.demon.nl/</text:p></text:note-body></text:note> can be compiled for Windows and is available as a binary.<text:note text:id="ftn39" text:note-class="footnote"><text:note-citation>39</text:note-citation><text:note-body><text:p text:style-name="P165">http://www-stud.rbi.informatik.uni-frankfurt.de/~markus/antiword/</text:p></text:note-body></text:note></text:p>
              </text:list-item>
              <text:list-item>
                <text:p text:style-name="P180">strings has an equivalent for Windows.<text:note text:id="ftn40" text:note-class="footnote"><text:note-citation>40</text:note-citation><text:note-body><text:p text:style-name="P165">https://technet.microsoft.com/en-us/sysinternals/bb897439.aspx</text:p></text:note-body></text:note></text:p>
              </text:list-item>
            </text:list>
            <text:p text:style-name="P84">Users on Windows should install these tools so that they’re visible to CRATE via the PATH.</text:p>
          </table:table-cell>
        </table:table-row>
        <table:table-row>
          <table:table-cell table:style-name="Table2.A2" office:value-type="string">
            <text:p text:style-name="P66">Web framework (Gunicorn, with e.g. Apache as a front end)</text:p>
          </table:table-cell>
          <table:table-cell table:style-name="Table2.B2" office:value-type="string">
            <text:p text:style-name="P145"><text:span text:style-name="T79">Gunicorn is UNIX-only, </text:span><text:span text:style-name="T81">although happily it installs without complaint on Windows, so we don’t need to exclude it from the dependencies</text:span><text:span text:style-name="T79">. </text:span></text:p>
            <text:p text:style-name="P145"><text:span text:style-name="T79"><text:tab/></text:span><text:span text:style-name="T80">Alternatives include: (1) CherryPy. This is pure Python. It supports SSL </text:span><text:span text:style-name="T83">and serves static files</text:span><text:span text:style-name="T80">. Let’s use it. </text:span><text:span text:style-name="T82">(2) </text:span><text:span text:style-name="T87">uWSGI: </text:span><text:span text:style-name="T88">written in C and requires Cygwin; </text:span><text:span text:style-name="T87">probably overly complex. </text:span><text:span text:style-name="T89">(3) </text:span><text:span text:style-name="T87">Waitress.</text:span><text:span text:style-name="T87"><text:note text:id="ftn41" text:note-class="footnote"><text:note-citation>41</text:note-citation><text:note-body><text:p text:style-name="P167">https://pylons.readthedocs.org/projects/waitress/en/latest/</text:p></text:note-body></text:note></text:span><text:span text:style-name="T87"> This doesn’t support SSL but does support reverse proxying.</text:span></text:p>
            <text:p text:style-name="P143"><text:span text:style-name="T78"><text:tab/>CherryPy works nicely; </text:span><text:span text:style-name="T84">I’ve set up </text:span><text:span text:style-name="T78">a launch script and default configuration. </text:span><text:span text:style-name="T90">This is also suitable for Linux use.</text:span><text:span text:style-name="T92"> </text:span><text:span text:style-name="T93">It uses a thread pool by default for its HTTP server.</text:span></text:p>
          </table:table-cell>
        </table:table-row>
        <table:table-row>
          <table:table-cell table:style-name="Table2.A2" office:value-type="string">
            <text:p text:style-name="P65">Celery</text:p>
          </table:table-cell>
          <table:table-cell table:style-name="Table2.B2" office:value-type="string">
            <text:p text:style-name="P65">Celery is in Python, so is cross-platform. It can be run as a daemon/service under Windows, using the Windows built-in Task Scheduler.<text:note text:id="ftn42" text:note-class="footnote"><text:note-citation>42</text:note-citation><text:note-body><text:p text:style-name="P165">http://docs.celeryproject.org/en/latest/tutorials/daemonizing.html; https://www.calazan.com/windows-tip-run-applications-in-the-background-using-task-scheduler/; <text:span text:style-name="T101">you use the virtualenv’s ‘crate/bin/celeryd’ as the process.</text:span></text:p></text:note-body></text:note> <text:span text:style-name="T102">Services can also be installed from Python.</text:span><text:span text:style-name="T102"><text:note text:id="ftn43" text:note-class="footnote"><text:note-citation>43</text:note-citation><text:note-body><text:p text:style-name="P170">Use ‘pip install pypiwin32’. <text:span text:style-name="T103">(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able:table-cell>
        </table:table-row>
        <table:table-row>
          <table:table-cell table:style-name="Table2.A2" office:value-type="string">
            <text:p text:style-name="P65">RabbitMQ</text:p>
          </table:table-cell>
          <table:table-cell table:style-name="Table2.B2" office:value-type="string">
            <text:p text:style-name="P65">RabbitMQ supports Windows directly and runs as a service.<text:note text:id="ftn44" text:note-class="footnote"><text:note-citation>44</text:note-citation><text:note-body><text:p text:style-name="P165">https://www.rabbitmq.com/install-windows.html</text:p></text:note-body></text:note></text:p>
          </table:table-cell>
        </table:table-row>
        <table:table-row>
          <table:table-cell table:style-name="Table2.A2" office:value-type="string">
            <text:p text:style-name="P87">supervisord</text:p>
          </table:table-cell>
          <table:table-cell table:style-name="Table2.B2" office:value-type="string">
            <text:p text:style-name="P67">supervisord is used under Linux to control (a) celery and (b) gunicorn. <text:span text:style-name="T95">It does not run under Windows.</text:span><text:span text:style-name="T95"><text:note text:id="ftn45" text:note-class="footnote"><text:note-citation>45</text:note-citation><text:note-body><text:p text:style-name="P171">http://supervisord.org/introduction.html#platform-requirements ; <text:span text:style-name="T104">though see http://stackoverflow.com/questions/7629813 as you can run supervisord under Cygwin.</text:span></text:p></text:note-body></text:note></text:span><text:span text:style-name="T95"> Under Windows, we need to run (a) celery and (b) CherryPy. </text:span>For Celery, this function is replaced by the Windows Task Scheduler. <text:span text:style-name="T96">For CherryPy, </text:span><text:span text:style-name="T4">there is also a daemon script. It can be run from the command line with </text:span><text:span text:style-name="T25">python -c “from cherrypy.daemon import run; run()”</text:span><text:span text:style-name="T58">. </text:span><text:span text:style-name="T60">(</text:span><text:span text:style-name="T63">An aside: n</text:span><text:span text:style-name="T61">ote also </text:span><text:span text:style-name="T60">Monit; not free, but potentially good, in the UNIX environment</text:span><text:span text:style-name="T61">.</text:span><text:span text:style-name="T61"><text:note text:id="ftn46" text:note-class="footnote"><text:note-citation>46</text:note-citation><text:note-body><text:p text:style-name="P168">https://mmonit.com/</text:p></text:note-body></text:note></text:span><text:span text:style-name="T60">)</text:span></text:p>
          </table:table-cell>
        </table:table-row>
        <table:table-row>
          <table:table-cell table:style-name="Table2.A2" office:value-type="string">
            <text:p text:style-name="P72">MySQL standalone auditor</text:p>
          </table:table-cell>
          <table:table-cell table:style-name="Table2.B2" office:value-type="string">
            <text:p text:style-name="P73"><text:span text:style-name="T100">D</text:span>itched; MySQL now supports adequate auditing itself. In mysql.cnf:</text:p>
            <text:list xml:id="list2859668237076325137" text:style-name="L3">
              <text:list-item>
                <text:p text:style-name="P185">Set ‘log_output = TABLE’ (to use the table mysql.general_log), ‘log_output = FILE’ (to use the file specified by the ‘general_log_file’ variable), or ‘log_output = FILE,TABLE’ for both.</text:p>
              </text:list-item>
              <text:list-item>
                <text:p text:style-name="P185">Set ‘general_log = 1’. </text:p>
              </text:list-item>
            </text:list>
            <text:p text:style-name="P144"><text:span text:style-name="T85">Restart MySQL.</text:span><text:span text:style-name="T85"><text:note text:id="ftn47" text:note-class="footnote"><text:note-citation>47</text:note-citation><text:note-body><text:p text:style-name="P169">https://dev.mysql.com/doc/refman/5.7/en/log-destinations.html</text:p></text:note-body></text:note></text:span><text:span text:style-name="T85"> </text:span><text:span text:style-name="T86">The </text:span><text:span text:style-name="T91">TABLE </text:span><text:span text:style-name="T94">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75">Library dependencies</text:p>
          </table:table-cell>
          <table:table-cell table:style-name="Table2.B2" office:value-type="string">
            <text:p text:style-name="P74">DOCX extraction prefer<text:span text:style-name="T105">red</text:span> to use python-docx, <text:span text:style-name="T105">which uses lxml, which has C dependencies and is therefore fiddly to install on arbitrary Windows systems (i.e. is not guaranteed to be installed by pip). One option would be for the user to install lxml from e.g. a binary repository</text:span><text:span text:style-name="T105"><text:note text:id="ftn48" text:note-class="footnote"><text:note-citation>48</text:note-citation><text:note-body><text:p text:style-name="P172">http://www.lfd.uci.edu/~gohlke/pythonlibs/#lxml</text:p></text:note-body></text:note></text:span><text:span text:style-name="T105">, but instead I rewrote rnc_extract_text.py (in cardinal_pythonlib) to use a pure Python approach that also handles tables.</text:span></text:p>
          </table:table-cell>
        </table:table-row>
      </table:table>
      <text:p text:style-name="P16"/>
      <text:h text:style-name="P194" text:outline-level="1">Change history</text:h>
      <text:h text:style-name="Heading_20_2" text:outline-level="2">Anonymiser</text:h>
      <text:h text:style-name="Heading_20_3" text:outline-level="3">2015-<text:span text:style-name="T1">02-18</text:span></text:h>
      <text:p text:style-name="P6">Started.</text:p>
      <text:h text:style-name="Heading_20_3" text:outline-level="3"><text:span text:style-name="T1">2015-03-19, </text:span>v0.03</text:h>
      <text:list xml:id="list6034988296790965722" text:style-name="List_20_1">
        <text:list-item>
          <text:p text:style-name="P173">Bug fix for incremental update (previous version inserted rather than updating when the source content had changed); search for update_on_duplicate_key.</text:p>
        </text:list-item>
        <text:list-item>
          <text:p text:style-name="P173">Checks for missing/extra fields in destination.</text:p>
        </text:list-item>
        <text:list-item>
          <text:p text:style-name="P173">“No separator” allowed for get_date_regex_elements(), allowing anonymisation of e.g. 19Mar2015, 19800101.</text:p>
        </text:list-item>
        <text:list-item>
          <text:p text:style-name="P173">New default at_word_boundaries_only=False for get_date_regex_elements(), allowing anonymisation of ISO8601-format dates (e.g. 1980-10-01T0000), etc.</text:p>
        </text:list-item>
        <text:list-item>
          <text:p text:style-name="P173"><text:soft-page-break/>Similar option for get_code_regex_elements().</text:p>
        </text:list-item>
        <text:list-item>
          <text:p text:style-name="P173">Similar option for get_string_regex_elements().</text:p>
        </text:list-item>
        <text:list-item>
          <text:p text:style-name="P173">Options in config to control these.</text:p>
        </text:list-item>
        <text:list-item>
          <text:p text:style-name="P173">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173">Audit database/table.</text:p>
        </text:list-item>
        <text:list-item>
          <text:p text:style-name="P173">Create an incremental update to the data dictionary (i.e. existing DD plus any new fields in the source, with safe draft entries).</text:p>
        </text:list-item>
        <text:list-item>
          <text:p text:style-name="P173">Data dictionary optimizations.</text:p>
        </text:list-item>
      </text:list>
      <text:h text:style-name="Heading_20_3" text:outline-level="3">2015-04-25, v0.04</text:h>
      <text:list xml:id="list234639297077896" text:continue-numbering="true" text:style-name="List_20_1">
        <text:list-item>
          <text:p text:style-name="P173">Whole bunch of stuff to cope with a limited computer talking to SQL Server with some idiosyncrasies.</text:p>
        </text:list-item>
      </text:list>
      <text:h text:style-name="Heading_20_3" text:outline-level="3">2015-05-01, v0.05</text:h>
      <text:list xml:id="list234639202447325" text:continue-numbering="true" text:style-name="List_20_1">
        <text:list-item>
          <text:p text:style-name="P173">Ability to vary audit/secret map tablenames.</text:p>
        </text:list-item>
        <text:list-item>
          <text:p text:style-name="P173">Made date element separators broader in anonymisation regex.</text:p>
        </text:list-item>
        <text:list-item>
          <text:p text:style-name="P173">min_string_length_for_errors option</text:p>
        </text:list-item>
        <text:list-item>
          <text:p text:style-name="P173">min_string_length_to_scrub_with option</text:p>
        </text:list-item>
        <text:list-item>
          <text:p text:style-name="P173">words_not_to_scrub option</text:p>
        </text:list-item>
        <text:list-item>
          <text:p text:style-name="P173">bugfix: date regex couldn't cope with years prior to 1900</text:p>
        </text:list-item>
        <text:list-item>
          <text:p text:style-name="P173">gen_all_values_for_patient() was inefficient in that it would process the same source table multiple times to retrieve different fields.</text:p>
        </text:list-item>
        <text:list-item>
          <text:p text:style-name="P173">ddgen_index_fields option</text:p>
        </text:list-item>
        <text:list-item>
          <text:p text:style-name="P173">simplification of get_anon_fragments_from_string()</text:p>
        </text:list-item>
        <text:list-item>
          <text:p text:style-name="P173">SCRUBMETHOD.CODE, particularly for postcodes. (Not very different from SCRUBMETHOD.NUMERIC, but a little different.)</text:p>
        </text:list-item>
        <text:list-item>
          <text:p text:style-name="P173">debug_row_limit applies to patient-based tables (as a per-thread limit); was previously implemented as a per-patient limit, which was silly.</text:p>
        </text:list-item>
        <text:list-item>
          <text:p text:style-name="P173">Indirection step in config for destination/admin databases.</text:p>
        </text:list-item>
        <text:list-item>
          <text:p text:style-name="P173">ddgen_allow_fulltext_indexing option, for old MySQL versions.</text:p>
        </text:list-item>
      </text:list>
      <text:h text:style-name="Heading_20_3" text:outline-level="3">2015-06-25, v0.06</text:h>
      <text:list xml:id="list234638906414341" text:continue-numbering="true" text:style-name="List_20_1">
        <text:list-item>
          <text:p text:style-name="P176">Option: replace_nonspecific_info_with</text:p>
        </text:list-item>
        <text:list-item>
          <text:p text:style-name="P176">Option: scrub_all_numbers_of_n_digits</text:p>
        </text:list-item>
        <text:list-item>
          <text:p text:style-name="P176">Option: scrub_all_uk_postcodes</text:p>
        </text:list-item>
      </text:list>
      <text:h text:style-name="Heading_20_3" text:outline-level="3">2015-07-14, v0.06</text:h>
      <text:list xml:id="list234638832636132" text:continue-numbering="true" text:style-name="List_20_1">
        <text:list-item>
          <text:p text:style-name="P177">bugfix: if a source scrub-from value was a number with value '.', the regex went haywire... so regex builders now check for blanks.</text:p>
        </text:list-item>
      </text:list>
      <text:h text:style-name="P195" text:outline-level="3">2015-07-16, v0.07</text:h>
      <text:list xml:id="list234637889671209" text:continue-numbering="true" text:style-name="List_20_1">
        <text:list-item>
          <text:p text:style-name="P177">regex.ENHANCEMATCH flag tried unsuccessfully (segmentation fault, i.e. internal error in regex <text:soft-page-break/>module, likely because generated regular expressions got too complicated for it).</text:p>
        </text:list-item>
      </text:list>
      <text:h text:style-name="Heading_20_3" text:outline-level="3">2015-07-20, v0.08</text:h>
      <text:list xml:id="list234638641768787" text:continue-numbering="true" text:style-name="List_20_1">
        <text:list-item>
          <text:p text:style-name="P178">SCRUBMETHOD.WORDS renamed SCRUBMETHOD.WORDS</text:p>
        </text:list-item>
        <text:list-item>
          <text:p text:style-name="P178">SCRUBMETHOD.PHRASE added</text:p>
        </text:list-item>
        <text:list-item>
          <text:p text:style-name="P178">ddgen_scrubmethod_phrase_fields added</text:p>
        </text:list-item>
      </text:list>
      <text:h text:style-name="Heading_20_3" text:outline-level="3">2015-07-28, v0.09</text:h>
      <text:list xml:id="list234638047000378" text:continue-numbering="true" text:style-name="List_20_1">
        <text:list-item>
          <text:p text:style-name="P177">debug_max_n_patients option, used with gen_patient_ids(), to reduce the number of patients processed for “full rebuild” debugging.</text:p>
        </text:list-item>
        <text:list-item>
          <text:p text:style-name="P177">debug_pid_list option, similarly</text:p>
        </text:list-item>
      </text:list>
      <text:h text:style-name="Heading_20_3" text:outline-level="3">2015-09-02 to 2015-09-13, v0.10</text:h>
      <text:list xml:id="list234638577893196" text:continue-numbering="true" text:style-name="List_20_1">
        <text:list-item>
          <text:p text:style-name="P177">Opt-out mechanism.</text:p>
        </text:list-item>
        <text:list-item>
          <text:p text:style-name="P177">Default hasher changed to SHA256.</text:p>
        </text:list-item>
        <text:list-item>
          <text:p text:style-name="P177">Bugfix to datatypes in delete_dest_rows_with_no_src_row().</text:p>
        </text:list-item>
      </text:list>
      <text:h text:style-name="Heading_20_3" text:outline-level="3">2015-09-16, v0.11</text:h>
      <text:list xml:id="list234638994555304" text:continue-numbering="true" text:style-name="List_20_1">
        <text:list-item>
          <text:p text:style-name="P177">Split main source code for simplicity.</text:p>
        </text:list-item>
      </text:list>
      <text:h text:style-name="Heading_20_3" text:outline-level="3">2015-09-21, v0.12</text:h>
      <text:list xml:id="list234637479236611" text:continue-numbering="true" text:style-name="List_20_1">
        <text:list-item>
          <text:p text:style-name="P177">Database interface renamed from mysqldb to mysql, to allow for PyMySQL support as well (backend details otherwise irrelevant to front-end application).</text:p>
        </text:list-item>
      </text:list>
      <text:h text:style-name="Heading_20_3" text:outline-level="3">2015-10-06, v0.13</text:h>
      <text:list xml:id="list234637209586555" text:continue-numbering="true" text:style-name="List_20_1">
        <text:list-item>
          <text:p text:style-name="P177">Added TRID.</text:p>
        </text:list-item>
      </text:list>
      <text:h text:style-name="Heading_20_3" text:outline-level="3">201<text:span text:style-name="T1">6-03-10</text:span>, v0.1<text:span text:style-name="T1">4</text:span></text:h>
      <text:list xml:id="list234638335476834" text:continue-numbering="true" text:style-name="List_20_1">
        <text:list-item>
          <text:p text:style-name="P177">Code cleanup.</text:p>
        </text:list-item>
        <text:list-item>
          <text:p text:style-name="P177">HMAC for RID generation, replacing simpler hashes, for improved security.</text:p>
        </text:list-item>
        <text:list-item>
          <text:p text:style-name="P179">New option: secret_trid_cache_tablename</text:p>
        </text:list-item>
        <text:list-item>
          <text:p text:style-name="P179">Removed option: words_not_to_scrub</text:p>
        </text:list-item>
        <text:list-item>
          <text:p text:style-name="P179">New options: whitelist<text:span text:style-name="T2">_filenames</text:span> (replaces words_not_to_scrub), blacklist<text:span text:style-name="T2">_filenames.</text:spa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adornments="Regular" style:font-family-generic="modern" style:font-pitch="fixed"/>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nux Libertine G" fo:font-family="'Linux Libertine G'" style:font-style-name="Regular" style:font-pitch="variable" fo:font-size="11pt" style:font-size-asian="10.5pt"/>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Liberation Mono" fo:font-family="'Liberation Mono'" style:font-style-name="Regular" style:font-family-generic="modern" style:font-pitch="fixed"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Code" style:family="text">
      <style:text-properties style:font-name="Liberation Mono" fo:font-family="'Liberation Mono'" style:font-style-name="Regular" style:font-family-generic="modern" style:font-pitch="fixed" fo:font-size="9pt" fo:background-color="#e6e6e6" style:font-size-asian="10.5pt"/>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1.2$Linux_X86_64 LibreOffice_project/10m0$Build-2</meta:generator>
    <dc:date>2016-04-23T23:46:37.052450679</dc:date>
    <meta:editing-duration>P6DT21H18M26S</meta:editing-duration>
    <meta:editing-cycles>503</meta:editing-cycles>
    <dc:creator>Rudolf Cardinal</dc:creator>
    <meta:document-statistic meta:table-count="2" meta:image-count="0" meta:object-count="0" meta:page-count="7" meta:paragraph-count="406" meta:word-count="2840" meta:character-count="21174" meta:non-whitespace-character-count="18786"/>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